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56019" officeooo:paragraph-rsid="0005601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c6643" officeooo:paragraph-rsid="000c6643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6019" officeooo:paragraph-rsid="0005601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9b08b" officeooo:paragraph-rsid="0009b08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9b08b" officeooo:paragraph-rsid="003a6f24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9b08b" officeooo:paragraph-rsid="00661096" style:font-weight-asian="normal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09b08b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4875b" officeooo:paragraph-rsid="0034875b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31abc" officeooo:paragraph-rsid="0034875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219c9" officeooo:paragraph-rsid="004219c9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b7298" officeooo:paragraph-rsid="002b7298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82f72" officeooo:paragraph-rsid="00482f72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644506" officeooo:paragraph-rsid="00644506" fo:background-color="#ffff00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6dcb9" officeooo:paragraph-rsid="0006dcb9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56019" officeooo:paragraph-rsid="00074751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b08b" officeooo:paragraph-rsid="0009b08b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b08b" officeooo:paragraph-rsid="00381d27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b08b" officeooo:paragraph-rsid="001a8fc8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b08b" officeooo:paragraph-rsid="00373ff7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b08b" officeooo:paragraph-rsid="0023718d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8fc8" officeooo:paragraph-rsid="001a8fc8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e110d" officeooo:paragraph-rsid="001e110d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f8a66" officeooo:paragraph-rsid="001f8a66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6cd15" officeooo:paragraph-rsid="0026cd15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6643" officeooo:paragraph-rsid="0023718d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31abc" officeooo:paragraph-rsid="00331abc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4875b" officeooo:paragraph-rsid="0034875b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4875b" officeooo:paragraph-rsid="008bc6d8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4875b" officeooo:paragraph-rsid="003e1646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4875b" officeooo:paragraph-rsid="008ebb32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b7298" officeooo:paragraph-rsid="002b7298" style:font-weight-asian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2c8111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56db72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4caf9e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4d0556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4e53c2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4f4796" style:font-weight-asian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501b6b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5199a8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55ddf8" style:font-weight-asian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5233e3" style:font-weight-asian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8111" officeooo:paragraph-rsid="0052f55b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466b32" officeooo:paragraph-rsid="0056db72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a8284" officeooo:paragraph-rsid="0039314c" style:font-weight-asian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0c6643" officeooo:paragraph-rsid="001fb4d8" style:font-style-asian="italic" style:font-weight-asian="normal" style:font-style-complex="italic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5e8ea6" officeooo:paragraph-rsid="005e8ea6" style:font-style-asian="italic" style:font-weight-asian="normal" style:font-style-complex="italic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331abc" officeooo:paragraph-rsid="00331abc" style:font-style-asian="italic" style:font-weight-asian="normal" style:font-style-complex="italic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678a8f" officeooo:paragraph-rsid="00678a8f" style:font-style-asian="italic" style:font-weight-asian="normal" style:font-style-complex="italic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64cf83" officeooo:paragraph-rsid="0064cf83" style:font-style-asian="italic" style:font-weight-asian="normal" style:font-style-complex="italic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82fbdf" officeooo:paragraph-rsid="0082fbdf" style:font-style-asian="italic" style:font-weight-asian="normal" style:font-style-complex="italic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82fbdf" officeooo:paragraph-rsid="008b060e" style:font-style-asian="italic" style:font-weight-asian="normal" style:font-style-complex="italic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885e57" officeooo:paragraph-rsid="00885e57" style:font-style-asian="italic" style:font-weight-asian="normal" style:font-style-complex="italic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9f0ac9" officeooo:paragraph-rsid="009f0ac9" style:font-style-asian="italic" style:font-weight-asian="normal" style:font-style-complex="italic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89cdff" officeooo:paragraph-rsid="00ac4e0d" style:font-style-asian="italic" style:font-weight-asian="normal" style:font-style-complex="italic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officeooo:rsid="0064cf83" officeooo:paragraph-rsid="0064cf83" fo:background-color="#ffff00" style:font-style-asian="italic" style:font-weight-asian="normal" style:font-style-complex="italic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bold" officeooo:rsid="00661096" officeooo:paragraph-rsid="00661096" style:font-style-asian="italic" style:font-weight-asian="bold" style:font-style-complex="italic" style:font-weight-complex="bold"/>
    </style:style>
    <style:style style:name="P57" style:family="paragraph" style:parent-style-name="Standard" style:list-style-name="L1">
      <style:paragraph-properties fo:text-align="start" style:justify-single-word="false" fo:break-before="page"/>
      <style:text-properties fo:font-size="12pt" fo:font-style="italic" style:text-underline-style="solid" style:text-underline-width="auto" style:text-underline-color="font-color" fo:font-weight="normal" officeooo:rsid="000c6643" officeooo:paragraph-rsid="005e8ea6" style:font-style-asian="italic" style:font-weight-asian="normal" style:font-style-complex="italic" style:font-weight-complex="normal"/>
    </style:style>
    <style:style style:name="P58" style:family="paragraph" style:parent-style-name="Standard" style:list-style-name="L1">
      <style:paragraph-properties fo:text-align="start" style:justify-single-word="false" fo:break-before="page"/>
      <style:text-properties fo:font-size="12pt" fo:font-style="italic" style:text-underline-style="solid" style:text-underline-width="auto" style:text-underline-color="font-color" fo:font-weight="normal" officeooo:rsid="0009b08b" officeooo:paragraph-rsid="0009b08b" style:font-style-asian="italic" style:font-weight-asian="normal" style:font-style-complex="italic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09b08b" officeooo:paragraph-rsid="0009b08b" style:font-style-asian="italic" style:font-weight-asian="normal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b7298" officeooo:paragraph-rsid="002b7298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 fo:break-before="page"/>
      <style:text-properties fo:font-size="12pt" fo:font-style="italic" style:text-underline-style="solid" style:text-underline-width="auto" style:text-underline-color="font-color" fo:font-weight="normal" officeooo:rsid="007eac8b" officeooo:paragraph-rsid="007eac8b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7f4986" officeooo:paragraph-rsid="007f4986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80953b" officeooo:paragraph-rsid="0089cdff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81f9b8" officeooo:paragraph-rsid="0081f9b8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82fbdf" officeooo:paragraph-rsid="0082fbdf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82fbdf" officeooo:paragraph-rsid="00cd3cba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82fbdf" officeooo:paragraph-rsid="00914a84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82fbdf" officeooo:paragraph-rsid="00a19bee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82fbdf" officeooo:paragraph-rsid="00a6e8e2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678a8f" officeooo:paragraph-rsid="00678a8f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73f6cf" officeooo:paragraph-rsid="0073f6cf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bfbb8f" officeooo:paragraph-rsid="00bfbb8f" style:font-style-asian="normal" style:font-weight-asian="normal" style:font-style-complex="normal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ca02d6" officeooo:paragraph-rsid="00ca02d6" style:font-style-asian="normal" style:font-weight-asian="normal" style:font-style-complex="normal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82fbdf" officeooo:paragraph-rsid="0082fbdf" style:font-style-asian="normal" style:font-weight-asian="normal" style:font-style-complex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7f4986" officeooo:paragraph-rsid="007f4986" style:font-style-asian="normal" style:font-weight-asian="normal" style:font-style-complex="normal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80953b" officeooo:paragraph-rsid="0080953b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89cdff" officeooo:paragraph-rsid="0089cdff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868944" officeooo:paragraph-rsid="00868944" style:font-style-asian="normal" style:font-weight-asian="normal" style:font-style-complex="normal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9b08b" officeooo:paragraph-rsid="00680226" style:font-style-asian="normal" style:font-weight-asian="normal" style:font-style-complex="normal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ac4e0d" officeooo:paragraph-rsid="00ad6011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68944" officeooo:paragraph-rsid="00868944" style:font-style-asian="normal" style:font-weight-asian="normal" style:font-style-complex="normal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officeooo:paragraph-rsid="005e8ea6"/>
    </style:style>
    <style:style style:name="P83" style:family="paragraph" style:parent-style-name="Standard" style:list-style-name="L2">
      <style:paragraph-properties fo:text-align="start" style:justify-single-word="false"/>
      <style:text-properties officeooo:paragraph-rsid="0073f6cf"/>
    </style:style>
    <style:style style:name="P84" style:family="paragraph" style:parent-style-name="Standard" style:list-style-name="L2">
      <style:paragraph-properties fo:text-align="start" style:justify-single-word="false"/>
      <style:text-properties officeooo:paragraph-rsid="00c1146d"/>
    </style:style>
    <style:style style:name="P85" style:family="paragraph" style:parent-style-name="Standard" style:list-style-name="L3">
      <style:paragraph-properties fo:text-align="start" style:justify-single-word="false"/>
      <style:text-properties officeooo:paragraph-rsid="00ca02d6"/>
    </style:style>
    <style:style style:name="P86" style:family="paragraph" style:parent-style-name="Standard" style:list-style-name="L3">
      <style:paragraph-properties fo:text-align="start" style:justify-single-word="false"/>
      <style:text-properties officeooo:paragraph-rsid="00ca7583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23718d" officeooo:paragraph-rsid="0023718d" style:font-weight-asian="normal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1a8fc8" officeooo:paragraph-rsid="001a8fc8" style:font-weight-asian="normal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2c8111" officeooo:paragraph-rsid="002de456" style:font-weight-asian="normal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2c8111" officeooo:paragraph-rsid="00315376" style:font-weight-asian="normal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2c8111" officeooo:paragraph-rsid="002c8111" style:font-weight-asian="normal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2c8111" officeooo:paragraph-rsid="005233e3" style:font-weight-asian="normal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none" fo:font-weight="normal" officeooo:rsid="005e8ea6" officeooo:paragraph-rsid="005e8ea6" style:font-style-asian="italic" style:font-weight-asian="normal" style:font-style-complex="italic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a54ebf" officeooo:paragraph-rsid="00a6e8e2" style:font-style-asian="italic" style:font-weight-asian="normal" style:font-style-complex="italic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a54ebf" officeooo:paragraph-rsid="00aaa6f6" style:font-style-asian="italic" style:font-weight-asian="normal" style:font-style-complex="italic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45d057" officeooo:paragraph-rsid="0045d057" style:font-weight-asian="normal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680226" officeooo:paragraph-rsid="00680226" style:font-style-asian="normal" style:font-weight-asian="normal" style:font-style-complex="normal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678a8f" officeooo:paragraph-rsid="00678a8f" style:font-style-asian="normal" style:font-weight-asian="normal" style:font-style-complex="normal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914a84" officeooo:paragraph-rsid="00914a84" style:font-style-asian="normal" style:font-weight-asian="normal" style:font-style-complex="normal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7426a0" officeooo:paragraph-rsid="007426a0" style:font-style-asian="normal" style:font-weight-asian="normal" style:font-style-complex="normal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7426a0" officeooo:paragraph-rsid="009acd39" style:font-style-asian="normal" style:font-weight-asian="normal" style:font-style-complex="normal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officeooo:rsid="00a19bee" officeooo:paragraph-rsid="00a19bee" style:font-style-asian="normal" style:font-weight-asian="normal" style:font-style-complex="normal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9b08b" officeooo:paragraph-rsid="006bd28b" style:font-style-asian="normal" style:font-weight-asian="normal" style:font-style-complex="normal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9b08b" officeooo:paragraph-rsid="006e79c0" style:font-style-asian="normal" style:font-weight-asian="normal" style:font-style-complex="normal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9b08b" officeooo:paragraph-rsid="00914a84" style:font-style-asian="normal" style:font-weight-asian="normal" style:font-style-complex="normal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680226" officeooo:paragraph-rsid="00680226" style:font-style-asian="normal" style:font-weight-asian="normal" style:font-style-complex="normal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70ed58" officeooo:paragraph-rsid="0070ed58" style:font-style-asian="normal" style:font-weight-asian="normal" style:font-style-complex="normal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7426a0" officeooo:paragraph-rsid="007426a0" style:font-style-asian="normal" style:font-weight-asian="normal" style:font-style-complex="normal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7426a0" officeooo:paragraph-rsid="007a4f60" style:font-style-asian="normal" style:font-weight-asian="normal" style:font-style-complex="normal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style:font-name="Liberation Serif" officeooo:rsid="00ce4c9b" officeooo:paragraph-rsid="00ce4c9b"/>
    </style:style>
    <style:style style:name="P111" style:family="paragraph" style:parent-style-name="Standard" style:list-style-name="L1">
      <style:paragraph-properties fo:text-align="start" style:justify-single-word="false"/>
      <style:text-properties style:font-name="LM Mono 10" fo:font-size="12pt" style:text-underline-style="none" fo:font-weight="normal" officeooo:rsid="001a8fc8" officeooo:paragraph-rsid="001a8fc8" style:font-weight-asian="normal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none" fo:font-weight="normal" officeooo:rsid="00914a84" officeooo:paragraph-rsid="00914a84" style:font-style-asian="normal" style:font-weight-asian="normal" style:font-style-complex="normal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none" fo:font-weight="normal" officeooo:rsid="00701123" officeooo:paragraph-rsid="00680226" style:font-style-asian="normal" style:font-weight-asian="normal" style:font-style-complex="normal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none" fo:font-weight="normal" officeooo:rsid="00868944" officeooo:paragraph-rsid="00868944" style:font-style-asian="normal" style:font-weight-asian="normal" style:font-style-complex="normal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LM Mono 10" fo:font-size="12pt" fo:font-style="normal" style:text-underline-style="solid" style:text-underline-width="auto" style:text-underline-color="font-color" fo:font-weight="normal" officeooo:rsid="00868944" officeooo:paragraph-rsid="00ba9966" style:font-style-asian="normal" style:font-weight-asian="normal" style:font-style-complex="normal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LM Mono 10" fo:font-size="12pt" style:text-underline-style="solid" style:text-underline-width="auto" style:text-underline-color="font-color" fo:font-weight="normal" officeooo:rsid="0034875b" officeooo:paragraph-rsid="003c206e" style:font-weight-asian="normal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LM Mono 10" fo:font-size="12pt" style:text-underline-style="solid" style:text-underline-width="auto" style:text-underline-color="font-color" fo:font-weight="normal" officeooo:rsid="0034875b" officeooo:paragraph-rsid="003cb549" style:font-weight-asian="normal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style:font-name="LM Mono 10" fo:font-size="12pt" style:text-underline-style="solid" style:text-underline-width="auto" style:text-underline-color="font-color" fo:font-weight="normal" officeooo:rsid="0034875b" officeooo:paragraph-rsid="003e1646" style:font-weight-asian="normal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style:font-name="LM Mono 10" fo:font-size="12pt" style:text-underline-style="solid" style:text-underline-width="auto" style:text-underline-color="font-color" fo:font-weight="normal" officeooo:rsid="0034875b" officeooo:paragraph-rsid="0043ebd8" style:font-weight-asian="normal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style:font-name="LM Mono 10" fo:font-size="12pt" style:text-underline-style="solid" style:text-underline-width="auto" style:text-underline-color="font-color" fo:font-weight="normal" officeooo:rsid="0034875b" officeooo:paragraph-rsid="0045d057" style:font-weight-asian="normal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style:font-name="LM Mono 10" fo:font-size="12pt" style:text-underline-style="solid" style:text-underline-width="auto" style:text-underline-color="font-color" fo:font-weight="normal" officeooo:rsid="0009b08b" officeooo:paragraph-rsid="00661096" style:font-weight-asian="normal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style:font-name="LM Mono 10" fo:font-size="12pt" fo:font-style="italic" style:text-underline-style="none" fo:font-weight="bold" officeooo:rsid="00661096" officeooo:paragraph-rsid="00661096" style:font-style-asian="italic" style:font-weight-asian="bold" style:font-style-complex="italic" style:font-weight-complex="bold"/>
    </style:style>
    <style:style style:name="P123" style:family="paragraph" style:parent-style-name="Standard" style:list-style-name="L3">
      <style:paragraph-properties fo:text-align="start" style:justify-single-word="false"/>
      <style:text-properties officeooo:rsid="00ce4c9b" officeooo:paragraph-rsid="00cf6ec6"/>
    </style:style>
    <style:style style:name="T1" style:family="text">
      <style:text-properties officeooo:rsid="0006dcb9"/>
    </style:style>
    <style:style style:name="T2" style:family="text">
      <style:text-properties fo:font-size="12pt" style:text-underline-style="none" fo:font-weight="normal" officeooo:rsid="000f2b92" style:font-weight-asian="normal" style:font-weight-complex="normal"/>
    </style:style>
    <style:style style:name="T3" style:family="text">
      <style:text-properties fo:font-size="12pt" style:text-underline-style="none" fo:font-weight="normal" officeooo:rsid="000c6643" style:font-weight-asian="normal" style:font-weight-complex="normal"/>
    </style:style>
    <style:style style:name="T4" style:family="text">
      <style:text-properties fo:font-size="12pt" style:text-underline-style="none" fo:font-weight="normal" officeooo:rsid="002688a0" style:font-weight-asian="normal" style:font-weight-complex="normal"/>
    </style:style>
    <style:style style:name="T5" style:family="text">
      <style:text-properties fo:font-size="12pt" style:text-underline-style="none" fo:font-weight="normal" officeooo:rsid="0026cd15" style:font-weight-asian="normal" style:font-weight-complex="normal"/>
    </style:style>
    <style:style style:name="T6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bfbb8f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c18b6b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cf6ec6" style:font-style-asian="normal" style:font-weight-asian="normal" style:font-style-complex="normal" style:font-weight-complex="normal"/>
    </style:style>
    <style:style style:name="T10" style:family="text">
      <style:text-properties officeooo:rsid="00074751"/>
    </style:style>
    <style:style style:name="T11" style:family="text">
      <style:text-properties officeooo:rsid="0008207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c6643"/>
    </style:style>
    <style:style style:name="T14" style:family="text">
      <style:text-properties style:text-underline-style="none" officeooo:rsid="002c8111"/>
    </style:style>
    <style:style style:name="T15" style:family="text">
      <style:text-properties style:text-underline-style="none" officeooo:rsid="002d6290"/>
    </style:style>
    <style:style style:name="T16" style:family="text">
      <style:text-properties style:text-underline-style="none" officeooo:rsid="002de456"/>
    </style:style>
    <style:style style:name="T17" style:family="text">
      <style:text-properties style:text-underline-style="none" officeooo:rsid="002f72ce"/>
    </style:style>
    <style:style style:name="T18" style:family="text">
      <style:text-properties style:text-underline-style="none" officeooo:rsid="00331abc"/>
    </style:style>
    <style:style style:name="T19" style:family="text">
      <style:text-properties style:text-underline-style="none" officeooo:rsid="0034875b"/>
    </style:style>
    <style:style style:name="T20" style:family="text">
      <style:text-properties style:text-underline-style="none" officeooo:rsid="003e1646"/>
    </style:style>
    <style:style style:name="T21" style:family="text">
      <style:text-properties style:text-underline-style="none" officeooo:rsid="004219c9"/>
    </style:style>
    <style:style style:name="T22" style:family="text">
      <style:text-properties style:text-underline-style="none" officeooo:rsid="0043ebd8"/>
    </style:style>
    <style:style style:name="T23" style:family="text">
      <style:text-properties style:text-underline-style="none" officeooo:rsid="00466b32"/>
    </style:style>
    <style:style style:name="T24" style:family="text">
      <style:text-properties style:text-underline-style="none" officeooo:rsid="00479f53"/>
    </style:style>
    <style:style style:name="T25" style:family="text">
      <style:text-properties style:text-underline-style="none" officeooo:rsid="00482f72"/>
    </style:style>
    <style:style style:name="T26" style:family="text">
      <style:text-properties style:text-underline-style="none" officeooo:rsid="0048a7da"/>
    </style:style>
    <style:style style:name="T27" style:family="text">
      <style:text-properties style:text-underline-style="none" officeooo:rsid="0048f116"/>
    </style:style>
    <style:style style:name="T28" style:family="text">
      <style:text-properties style:text-underline-style="none" officeooo:rsid="00498f04"/>
    </style:style>
    <style:style style:name="T29" style:family="text">
      <style:text-properties style:text-underline-style="none" officeooo:rsid="004caf9e"/>
    </style:style>
    <style:style style:name="T30" style:family="text">
      <style:text-properties style:text-underline-style="none" officeooo:rsid="004d5855"/>
    </style:style>
    <style:style style:name="T31" style:family="text">
      <style:text-properties style:text-underline-style="none" officeooo:rsid="004e53c2"/>
    </style:style>
    <style:style style:name="T32" style:family="text">
      <style:text-properties style:text-underline-style="none" officeooo:rsid="004f4796"/>
    </style:style>
    <style:style style:name="T33" style:family="text">
      <style:text-properties style:text-underline-style="none" officeooo:rsid="00501b6b"/>
    </style:style>
    <style:style style:name="T34" style:family="text">
      <style:text-properties style:text-underline-style="none" officeooo:rsid="005199a8"/>
    </style:style>
    <style:style style:name="T35" style:family="text">
      <style:text-properties style:text-underline-style="none" officeooo:rsid="005233e3"/>
    </style:style>
    <style:style style:name="T36" style:family="text">
      <style:text-properties style:text-underline-style="none" officeooo:rsid="00545346"/>
    </style:style>
    <style:style style:name="T37" style:family="text">
      <style:text-properties style:text-underline-style="none" officeooo:rsid="0055ddf8"/>
    </style:style>
    <style:style style:name="T38" style:family="text">
      <style:text-properties style:text-underline-style="none" officeooo:rsid="0055f56e"/>
    </style:style>
    <style:style style:name="T39" style:family="text">
      <style:text-properties style:text-underline-style="none" officeooo:rsid="0057a6ca"/>
    </style:style>
    <style:style style:name="T40" style:family="text">
      <style:text-properties style:text-underline-style="none" officeooo:rsid="00592257"/>
    </style:style>
    <style:style style:name="T41" style:family="text">
      <style:text-properties style:text-underline-style="none" officeooo:rsid="005e8ea6"/>
    </style:style>
    <style:style style:name="T42" style:family="text">
      <style:text-properties style:text-underline-style="none" officeooo:rsid="00604030"/>
    </style:style>
    <style:style style:name="T43" style:family="text">
      <style:text-properties style:text-underline-style="none" officeooo:rsid="00609150"/>
    </style:style>
    <style:style style:name="T44" style:family="text">
      <style:text-properties style:text-underline-style="none" officeooo:rsid="00701123"/>
    </style:style>
    <style:style style:name="T45" style:family="text">
      <style:text-properties style:text-underline-style="none" officeooo:rsid="007426a0"/>
    </style:style>
    <style:style style:name="T46" style:family="text">
      <style:text-properties style:text-underline-style="none" officeooo:rsid="00799235"/>
    </style:style>
    <style:style style:name="T47" style:family="text">
      <style:text-properties style:text-underline-style="none" officeooo:rsid="0082fbdf"/>
    </style:style>
    <style:style style:name="T48" style:family="text">
      <style:text-properties style:text-underline-style="none" officeooo:rsid="00885e57"/>
    </style:style>
    <style:style style:name="T49" style:family="text">
      <style:text-properties style:text-underline-style="none" officeooo:rsid="00949713"/>
    </style:style>
    <style:style style:name="T50" style:family="text">
      <style:text-properties style:text-underline-style="none" officeooo:rsid="0094a344"/>
    </style:style>
    <style:style style:name="T51" style:family="text">
      <style:text-properties style:text-underline-style="none" officeooo:rsid="00af28ce"/>
    </style:style>
    <style:style style:name="T52" style:family="text">
      <style:text-properties style:text-underline-style="none" officeooo:rsid="00b033b0"/>
    </style:style>
    <style:style style:name="T53" style:family="text">
      <style:text-properties style:text-underline-style="none" officeooo:rsid="00b2b11c"/>
    </style:style>
    <style:style style:name="T54" style:family="text">
      <style:text-properties style:text-underline-style="none" officeooo:rsid="00914a84"/>
    </style:style>
    <style:style style:name="T55" style:family="text">
      <style:text-properties style:text-underline-style="none" officeooo:rsid="00b3b0de"/>
    </style:style>
    <style:style style:name="T56" style:family="text">
      <style:text-properties style:text-underline-style="none" officeooo:rsid="00b5479f"/>
    </style:style>
    <style:style style:name="T57" style:family="text">
      <style:text-properties style:text-underline-style="none" officeooo:rsid="00ba9966"/>
    </style:style>
    <style:style style:name="T58" style:family="text">
      <style:text-properties style:font-name="LM Mono 10"/>
    </style:style>
    <style:style style:name="T59" style:family="text">
      <style:text-properties style:font-name="LM Mono 10" style:text-underline-style="none"/>
    </style:style>
    <style:style style:name="T60" style:family="text">
      <style:text-properties style:font-name="LM Mono 10" style:text-underline-style="none" officeooo:rsid="000c6643"/>
    </style:style>
    <style:style style:name="T61" style:family="text">
      <style:text-properties style:font-name="LM Mono 10" style:text-underline-style="none" officeooo:rsid="002c8111"/>
    </style:style>
    <style:style style:name="T62" style:family="text">
      <style:text-properties style:font-name="LM Mono 10" style:text-underline-style="none" officeooo:rsid="004caf9e"/>
    </style:style>
    <style:style style:name="T63" style:family="text">
      <style:text-properties style:font-name="LM Mono 10" style:text-underline-style="none" officeooo:rsid="005233e3"/>
    </style:style>
    <style:style style:name="T64" style:family="text">
      <style:text-properties style:font-name="LM Mono 10" style:text-underline-style="none" officeooo:rsid="0054bbd8"/>
    </style:style>
    <style:style style:name="T65" style:family="text">
      <style:text-properties style:font-name="LM Mono 10" style:text-underline-style="none" officeooo:rsid="00545346"/>
    </style:style>
    <style:style style:name="T66" style:family="text">
      <style:text-properties style:font-name="LM Mono 10" style:text-underline-style="none" officeooo:rsid="00678a8f"/>
    </style:style>
    <style:style style:name="T67" style:family="text">
      <style:text-properties style:font-name="LM Mono 10" style:text-underline-style="none" officeooo:rsid="00680226"/>
    </style:style>
    <style:style style:name="T68" style:family="text">
      <style:text-properties style:font-name="LM Mono 10" style:text-underline-style="none" officeooo:rsid="006bd28b"/>
    </style:style>
    <style:style style:name="T69" style:family="text">
      <style:text-properties style:font-name="LM Mono 10" style:text-underline-style="none" officeooo:rsid="006e79c0"/>
    </style:style>
    <style:style style:name="T70" style:family="text">
      <style:text-properties style:font-name="LM Mono 10" style:text-underline-style="none" officeooo:rsid="00701123"/>
    </style:style>
    <style:style style:name="T71" style:family="text">
      <style:text-properties style:font-name="LM Mono 10" style:text-underline-style="none" officeooo:rsid="0070ed58"/>
    </style:style>
    <style:style style:name="T72" style:family="text">
      <style:text-properties style:font-name="LM Mono 10" style:text-underline-style="none" officeooo:rsid="007a4f60"/>
    </style:style>
    <style:style style:name="T73" style:family="text">
      <style:text-properties style:font-name="LM Mono 10" style:text-underline-style="none" officeooo:rsid="007cf7b5"/>
    </style:style>
    <style:style style:name="T74" style:family="text">
      <style:text-properties style:font-name="LM Mono 10" style:text-underline-style="none" officeooo:rsid="00914a84"/>
    </style:style>
    <style:style style:name="T75" style:family="text">
      <style:text-properties style:font-name="LM Mono 10" style:text-underline-style="none" officeooo:rsid="00a19bee"/>
    </style:style>
    <style:style style:name="T76" style:family="text">
      <style:text-properties style:font-name="LM Mono 10" style:text-underline-style="none" officeooo:rsid="00ad6011"/>
    </style:style>
    <style:style style:name="T77" style:family="text">
      <style:text-properties style:font-name="LM Mono 10" style:text-underline-style="none" officeooo:rsid="00868944"/>
    </style:style>
    <style:style style:name="T78" style:family="text">
      <style:text-properties style:font-name="LM Mono 10" fo:font-style="normal" style:font-style-asian="normal" style:font-style-complex="normal"/>
    </style:style>
    <style:style style:name="T79" style:family="text">
      <style:text-properties style:font-name="LM Mono 10" fo:font-style="normal" officeooo:rsid="001fb4d8" style:font-style-asian="normal" style:font-style-complex="normal"/>
    </style:style>
    <style:style style:name="T80" style:family="text">
      <style:text-properties style:font-name="LM Mono 10" fo:font-style="normal" officeooo:rsid="00202e0d" style:font-style-asian="normal" style:font-style-complex="normal"/>
    </style:style>
    <style:style style:name="T81" style:family="text">
      <style:text-properties style:font-name="LM Mono 10" fo:font-style="normal" officeooo:rsid="00359d51" style:font-style-asian="normal" style:font-style-complex="normal"/>
    </style:style>
    <style:style style:name="T82" style:family="text">
      <style:text-properties style:font-name="LM Mono 10" fo:font-style="normal" officeooo:rsid="008f5239" style:font-style-asian="normal" style:font-style-complex="normal"/>
    </style:style>
    <style:style style:name="T83" style:family="text">
      <style:text-properties style:font-name="LM Mono 10" fo:font-style="normal" officeooo:rsid="001a8fc8" style:font-style-asian="normal" style:font-style-complex="normal"/>
    </style:style>
    <style:style style:name="T84" style:family="text">
      <style:text-properties style:font-name="LM Mono 10" fo:font-style="normal" officeooo:rsid="002af50b" style:font-style-asian="normal" style:font-style-complex="normal"/>
    </style:style>
    <style:style style:name="T85" style:family="text">
      <style:text-properties style:font-name="LM Mono 10" fo:font-style="normal" style:text-underline-style="none" style:font-style-asian="normal" style:font-style-complex="normal"/>
    </style:style>
    <style:style style:name="T86" style:family="text">
      <style:text-properties style:font-name="LM Mono 10" fo:font-style="normal" style:text-underline-style="none" officeooo:rsid="00359d51" style:font-style-asian="normal" style:font-style-complex="normal"/>
    </style:style>
    <style:style style:name="T87" style:family="text">
      <style:text-properties style:font-name="LM Mono 10" fo:font-style="normal" style:text-underline-style="none" officeooo:rsid="00661096" style:font-style-asian="normal" style:font-style-complex="normal"/>
    </style:style>
    <style:style style:name="T88" style:family="text">
      <style:text-properties style:font-name="LM Mono 10" fo:font-style="normal" style:text-underline-style="none" officeooo:rsid="00868944" style:font-style-asian="normal" style:font-style-complex="normal"/>
    </style:style>
    <style:style style:name="T89" style:family="text">
      <style:text-properties style:font-name="LM Mono 10" fo:font-style="normal" style:text-underline-style="none" officeooo:rsid="00885e57" style:font-style-asian="normal" style:font-style-complex="normal"/>
    </style:style>
    <style:style style:name="T90" style:family="text">
      <style:text-properties style:font-name="LM Mono 10" fo:font-style="normal" style:text-underline-style="none" officeooo:rsid="00914a84" style:font-style-asian="normal" style:font-style-complex="normal"/>
    </style:style>
    <style:style style:name="T91" style:family="text">
      <style:text-properties style:font-name="LM Mono 10" fo:font-style="normal" style:text-underline-style="none" officeooo:rsid="00930978" style:font-style-asian="normal" style:font-style-complex="normal"/>
    </style:style>
    <style:style style:name="T92" style:family="text">
      <style:text-properties style:font-name="LM Mono 10" fo:font-style="normal" style:text-underline-style="none" officeooo:rsid="009f0ac9" style:font-style-asian="normal" style:font-style-complex="normal"/>
    </style:style>
    <style:style style:name="T93" style:family="text">
      <style:text-properties style:font-name="LM Mono 10" fo:font-style="normal" style:text-underline-style="none" officeooo:rsid="00a19bee" style:font-style-asian="normal" style:font-style-complex="normal"/>
    </style:style>
    <style:style style:name="T94" style:family="text">
      <style:text-properties style:font-name="LM Mono 10" fo:font-style="normal" style:text-underline-style="none" officeooo:rsid="00a2cf05" style:font-style-asian="normal" style:font-style-complex="normal"/>
    </style:style>
    <style:style style:name="T95" style:family="text">
      <style:text-properties style:font-name="LM Mono 10" fo:font-style="normal" style:text-underline-style="none" officeooo:rsid="00a6e8e2" style:font-style-asian="normal" style:font-style-complex="normal"/>
    </style:style>
    <style:style style:name="T96" style:family="text">
      <style:text-properties style:font-name="LM Mono 10" fo:font-style="normal" style:text-underline-style="none" officeooo:rsid="00a81aff" style:font-style-asian="normal" style:font-style-complex="normal"/>
    </style:style>
    <style:style style:name="T97" style:family="text">
      <style:text-properties style:font-name="LM Mono 10" fo:font-style="normal" style:text-underline-style="none" officeooo:rsid="00a90b8c" style:font-style-asian="normal" style:font-style-complex="normal"/>
    </style:style>
    <style:style style:name="T98" style:family="text">
      <style:text-properties style:font-name="LM Mono 10" fo:font-style="normal" style:text-underline-style="none" officeooo:rsid="00ac4e0d" style:font-style-asian="normal" style:font-style-complex="normal"/>
    </style:style>
    <style:style style:name="T99" style:family="text">
      <style:text-properties style:font-name="LM Mono 10" fo:font-style="normal" style:text-underline-style="none" officeooo:rsid="00b2b11c" style:font-style-asian="normal" style:font-style-complex="normal"/>
    </style:style>
    <style:style style:name="T100" style:family="text">
      <style:text-properties style:font-name="LM Mono 10" fo:font-style="normal" style:text-underline-style="none" officeooo:rsid="00b997d0" style:font-style-asian="normal" style:font-style-complex="normal"/>
    </style:style>
    <style:style style:name="T101" style:family="text">
      <style:text-properties style:font-name="LM Mono 10" fo:font-style="normal" style:text-underline-style="none" officeooo:rsid="00cd3cba" style:font-style-asian="normal" style:font-style-complex="normal"/>
    </style:style>
    <style:style style:name="T102" style:family="text">
      <style:text-properties style:font-name="LM Mono 10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style:font-name="LM Mono 10" officeooo:rsid="000c6643"/>
    </style:style>
    <style:style style:name="T104" style:family="text">
      <style:text-properties style:font-name="LM Mono 10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style:font-name="LM Mono 10" fo:font-size="12pt" fo:font-style="normal" style:text-underline-style="none" fo:font-weight="normal" officeooo:rsid="000c6643" style:font-style-asian="normal" style:font-weight-asian="normal" style:font-style-complex="normal" style:font-weight-complex="normal"/>
    </style:style>
    <style:style style:name="T106" style:family="text">
      <style:text-properties style:font-name="LM Mono 10" fo:font-size="12pt" fo:font-style="normal" style:text-underline-style="none" fo:font-weight="normal" officeooo:rsid="00661096" style:font-style-asian="normal" style:font-weight-asian="normal" style:font-style-complex="normal" style:font-weight-complex="normal"/>
    </style:style>
    <style:style style:name="T107" style:family="text">
      <style:text-properties style:font-name="LM Mono 10" fo:font-size="12pt" fo:font-style="normal" style:text-underline-style="none" fo:font-weight="normal" officeooo:rsid="00678a8f" style:font-style-asian="normal" style:font-weight-asian="normal" style:font-style-complex="normal" style:font-weight-complex="normal"/>
    </style:style>
    <style:style style:name="T108" style:family="text">
      <style:text-properties style:font-name="LM Mono 10" fo:font-size="12pt" fo:font-style="normal" style:text-underline-style="none" fo:font-weight="normal" officeooo:rsid="0073f6cf" style:font-style-asian="normal" style:font-weight-asian="normal" style:font-style-complex="normal" style:font-weight-complex="normal"/>
    </style:style>
    <style:style style:name="T109" style:family="text">
      <style:text-properties style:font-name="LM Mono 10" fo:font-size="12pt" fo:font-style="normal" style:text-underline-style="none" fo:font-weight="normal" officeooo:rsid="00bfbb8f" style:font-style-asian="normal" style:font-weight-asian="normal" style:font-style-complex="normal" style:font-weight-complex="normal"/>
    </style:style>
    <style:style style:name="T110" style:family="text">
      <style:text-properties style:font-name="LM Mono 10" fo:font-size="12pt" fo:font-style="normal" style:text-underline-style="none" fo:font-weight="normal" officeooo:rsid="00c1146d" style:font-style-asian="normal" style:font-weight-asian="normal" style:font-style-complex="normal" style:font-weight-complex="normal"/>
    </style:style>
    <style:style style:name="T111" style:family="text">
      <style:text-properties style:font-name="LM Mono 10" fo:font-size="12pt" fo:font-style="normal" style:text-underline-style="none" fo:font-weight="normal" officeooo:rsid="00c25fcf" style:font-style-asian="normal" style:font-weight-asian="normal" style:font-style-complex="normal" style:font-weight-complex="normal"/>
    </style:style>
    <style:style style:name="T112" style:family="text">
      <style:text-properties style:font-name="LM Mono 10" fo:font-size="12pt" fo:font-style="normal" style:text-underline-style="none" fo:font-weight="normal" officeooo:rsid="00c5814d" style:font-style-asian="normal" style:font-weight-asian="normal" style:font-style-complex="normal" style:font-weight-complex="normal"/>
    </style:style>
    <style:style style:name="T113" style:family="text">
      <style:text-properties style:font-name="LM Mono 10" fo:font-size="12pt" fo:font-style="normal" style:text-underline-style="none" fo:font-weight="normal" officeooo:rsid="00c716b7" style:font-style-asian="normal" style:font-weight-asian="normal" style:font-style-complex="normal" style:font-weight-complex="normal"/>
    </style:style>
    <style:style style:name="T114" style:family="text">
      <style:text-properties style:font-name="LM Mono 10" fo:font-size="12pt" fo:font-style="normal" style:text-underline-style="none" fo:font-weight="normal" officeooo:rsid="00ca02d6" style:font-style-asian="normal" style:font-weight-asian="normal" style:font-style-complex="normal" style:font-weight-complex="normal"/>
    </style:style>
    <style:style style:name="T115" style:family="text">
      <style:text-properties style:font-name="LM Mono 10" fo:font-size="12pt" fo:font-style="normal" style:text-underline-style="none" fo:font-weight="normal" officeooo:rsid="00ca3360" style:font-style-asian="normal" style:font-weight-asian="normal" style:font-style-complex="normal" style:font-weight-complex="normal"/>
    </style:style>
    <style:style style:name="T116" style:family="text">
      <style:text-properties style:font-name="LM Mono 10" fo:font-size="12pt" fo:font-style="normal" style:text-underline-style="none" fo:font-weight="normal" officeooo:rsid="00ca7583" style:font-style-asian="normal" style:font-weight-asian="normal" style:font-style-complex="normal" style:font-weight-complex="normal"/>
    </style:style>
    <style:style style:name="T117" style:family="text">
      <style:text-properties style:font-name="LM Mono 10" fo:font-size="12pt" fo:font-style="normal" style:text-underline-style="none" fo:font-weight="normal" officeooo:rsid="00cf6ec6" style:font-style-asian="normal" style:font-weight-asian="normal" style:font-style-complex="normal" style:font-weight-complex="normal"/>
    </style:style>
    <style:style style:name="T118" style:family="text">
      <style:text-properties style:font-name="LM Mono 10" fo:font-size="12pt" fo:font-style="normal" style:text-underline-style="none" fo:font-weight="normal" officeooo:rsid="00c18b6b" style:font-style-asian="normal" style:font-weight-asian="normal" style:font-style-complex="normal" style:font-weight-complex="normal"/>
    </style:style>
    <style:style style:name="T119" style:family="text">
      <style:text-properties style:font-name="LM Mono 10" officeooo:rsid="000f2b92"/>
    </style:style>
    <style:style style:name="T120" style:family="text">
      <style:text-properties style:font-name="LM Mono 10" officeooo:rsid="001807ed"/>
    </style:style>
    <style:style style:name="T121" style:family="text">
      <style:text-properties style:font-name="LM Mono 10" officeooo:rsid="001a8fc8"/>
    </style:style>
    <style:style style:name="T122" style:family="text">
      <style:text-properties style:font-name="LM Mono 10" officeooo:rsid="001f8a66"/>
    </style:style>
    <style:style style:name="T123" style:family="text">
      <style:text-properties style:font-name="LM Mono 10" officeooo:rsid="0023718d"/>
    </style:style>
    <style:style style:name="T124" style:family="text">
      <style:text-properties style:font-name="LM Mono 10" officeooo:rsid="0026cd15"/>
    </style:style>
    <style:style style:name="T125" style:family="text">
      <style:text-properties style:font-name="LM Mono 10" officeooo:rsid="00359d51"/>
    </style:style>
    <style:style style:name="T126" style:family="text">
      <style:text-properties style:font-name="LM Mono 10" officeooo:rsid="005233e3"/>
    </style:style>
    <style:style style:name="T127" style:family="text">
      <style:text-properties style:font-name="LM Mono 10" officeooo:rsid="00545346"/>
    </style:style>
    <style:style style:name="T128" style:family="text">
      <style:text-properties style:font-name="LM Mono 10" officeooo:rsid="0055ddf8"/>
    </style:style>
    <style:style style:name="T129" style:family="text">
      <style:text-properties style:font-name="LM Mono 10" officeooo:rsid="0070ed58"/>
    </style:style>
    <style:style style:name="T130" style:family="text">
      <style:text-properties style:font-name="LM Mono 10" officeooo:rsid="0075d164"/>
    </style:style>
    <style:style style:name="T131" style:family="text">
      <style:text-properties style:font-name="LM Mono 10" officeooo:rsid="008bc6d8"/>
    </style:style>
    <style:style style:name="T132" style:family="text">
      <style:text-properties style:font-name="LM Mono 10" officeooo:rsid="008ebb32"/>
    </style:style>
    <style:style style:name="T133" style:family="text">
      <style:text-properties style:font-name="LM Mono 10" officeooo:rsid="0097630d"/>
    </style:style>
    <style:style style:name="T134" style:family="text">
      <style:text-properties officeooo:rsid="000c6643"/>
    </style:style>
    <style:style style:name="T135" style:family="text">
      <style:text-properties fo:font-style="italic" style:text-underline-style="none" style:font-style-asian="italic" style:font-style-complex="italic"/>
    </style:style>
    <style:style style:name="T136" style:family="text">
      <style:text-properties fo:font-style="italic" style:text-underline-style="none" officeooo:rsid="0043ebd8" style:font-style-asian="italic" style:font-style-complex="italic"/>
    </style:style>
    <style:style style:name="T137" style:family="text">
      <style:text-properties fo:font-style="italic" style:text-underline-style="none" officeooo:rsid="007b6cb9" style:font-style-asian="italic" style:font-style-complex="italic"/>
    </style:style>
    <style:style style:name="T138" style:family="text">
      <style:text-properties fo:font-style="normal" style:text-underline-style="none" style:font-style-asian="normal" style:font-style-complex="normal"/>
    </style:style>
    <style:style style:name="T139" style:family="text">
      <style:text-properties fo:font-style="normal" style:text-underline-style="none" officeooo:rsid="00359d51" style:font-style-asian="normal" style:font-style-complex="normal"/>
    </style:style>
    <style:style style:name="T140" style:family="text">
      <style:text-properties fo:font-style="normal" style:text-underline-style="none" officeooo:rsid="003e1646" style:font-style-asian="normal" style:font-style-complex="normal"/>
    </style:style>
    <style:style style:name="T141" style:family="text">
      <style:text-properties fo:font-style="normal" style:text-underline-style="none" officeooo:rsid="003f7b88" style:font-style-asian="normal" style:font-style-complex="normal"/>
    </style:style>
    <style:style style:name="T142" style:family="text">
      <style:text-properties fo:font-style="normal" style:text-underline-style="none" officeooo:rsid="004219c9" style:font-style-asian="normal" style:font-style-complex="normal"/>
    </style:style>
    <style:style style:name="T143" style:family="text">
      <style:text-properties fo:font-style="normal" style:text-underline-style="none" officeooo:rsid="0043ebd8" style:font-style-asian="normal" style:font-style-complex="normal"/>
    </style:style>
    <style:style style:name="T144" style:family="text">
      <style:text-properties fo:font-style="normal" style:text-underline-style="none" officeooo:rsid="0045d057" style:font-style-asian="normal" style:font-style-complex="normal"/>
    </style:style>
    <style:style style:name="T145" style:family="text">
      <style:text-properties fo:font-style="normal" style:text-underline-style="none" officeooo:rsid="00661096" style:font-style-asian="normal" style:font-style-complex="normal"/>
    </style:style>
    <style:style style:name="T146" style:family="text">
      <style:text-properties fo:font-style="normal" style:text-underline-style="none" officeooo:rsid="0081f9b8" style:font-style-asian="normal" style:font-style-complex="normal"/>
    </style:style>
    <style:style style:name="T147" style:family="text">
      <style:text-properties fo:font-style="normal" style:text-underline-style="none" officeooo:rsid="00868944" style:font-style-asian="normal" style:font-style-complex="normal"/>
    </style:style>
    <style:style style:name="T148" style:family="text">
      <style:text-properties fo:font-style="normal" style:text-underline-style="none" officeooo:rsid="00885e57" style:font-style-asian="normal" style:font-style-complex="normal"/>
    </style:style>
    <style:style style:name="T149" style:family="text">
      <style:text-properties fo:font-style="normal" style:text-underline-style="none" officeooo:rsid="0089cdff" style:font-style-asian="normal" style:font-style-complex="normal"/>
    </style:style>
    <style:style style:name="T150" style:family="text">
      <style:text-properties fo:font-style="normal" style:text-underline-style="none" officeooo:rsid="00a19bee" style:font-style-asian="normal" style:font-style-complex="normal"/>
    </style:style>
    <style:style style:name="T151" style:family="text">
      <style:text-properties fo:font-style="normal" style:text-underline-style="none" officeooo:rsid="00aaa6f6" style:font-style-asian="normal" style:font-style-complex="normal"/>
    </style:style>
    <style:style style:name="T152" style:family="text">
      <style:text-properties fo:font-style="normal" style:text-underline-style="none" officeooo:rsid="00b311b3" style:font-style-asian="normal" style:font-style-complex="normal"/>
    </style:style>
    <style:style style:name="T153" style:family="text">
      <style:text-properties fo:font-style="normal" style:text-underline-style="none" officeooo:rsid="00b311ec" style:font-style-asian="normal" style:font-style-complex="normal"/>
    </style:style>
    <style:style style:name="T154" style:family="text">
      <style:text-properties fo:font-style="normal" style:text-underline-style="none" officeooo:rsid="00bb5f5e" style:font-style-asian="normal" style:font-style-complex="normal"/>
    </style:style>
    <style:style style:name="T155" style:family="text">
      <style:text-properties fo:font-style="normal" style:text-underline-style="none" officeooo:rsid="00cd3cba" style:font-style-asian="normal" style:font-style-complex="normal"/>
    </style:style>
    <style:style style:name="T156" style:family="text">
      <style:text-properties fo:font-style="normal" style:text-underline-style="none" officeooo:rsid="00d722e2" style:font-style-asian="normal" style:font-style-complex="normal"/>
    </style:style>
    <style:style style:name="T1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70ed58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bec994" style:font-style-asian="normal" style:font-weight-asian="normal" style:font-style-complex="normal" style:font-weight-complex="normal"/>
    </style:style>
    <style:style style:name="T160" style:family="text">
      <style:text-properties officeooo:rsid="0016d075"/>
    </style:style>
    <style:style style:name="T161" style:family="text">
      <style:text-properties officeooo:rsid="001a8fc8"/>
    </style:style>
    <style:style style:name="T162" style:family="text">
      <style:text-properties officeooo:rsid="001b6efe"/>
    </style:style>
    <style:style style:name="T163" style:family="text">
      <style:text-properties officeooo:rsid="001ceb99"/>
    </style:style>
    <style:style style:name="T164" style:family="text">
      <style:text-properties officeooo:rsid="001f8a66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officeooo:rsid="002d0a08" style:font-weight-asian="bold" style:font-weight-complex="bold"/>
    </style:style>
    <style:style style:name="T167" style:family="text">
      <style:text-properties fo:font-weight="bold" officeooo:rsid="005233e3" style:font-weight-asian="bold" style:font-weight-complex="bold"/>
    </style:style>
    <style:style style:name="T168" style:family="text">
      <style:text-properties fo:font-weight="bold" officeooo:rsid="00501b6b" style:font-weight-asian="bold" style:font-weight-complex="bold"/>
    </style:style>
    <style:style style:name="T169" style:family="text">
      <style:text-properties officeooo:rsid="001fb4d8"/>
    </style:style>
    <style:style style:name="T170" style:family="text">
      <style:text-properties officeooo:rsid="00202e0d"/>
    </style:style>
    <style:style style:name="T171" style:family="text">
      <style:text-properties officeooo:rsid="00217b2b"/>
    </style:style>
    <style:style style:name="T172" style:family="text">
      <style:text-properties officeooo:rsid="0021a4bf"/>
    </style:style>
    <style:style style:name="T173" style:family="text">
      <style:text-properties officeooo:rsid="0023718d"/>
    </style:style>
    <style:style style:name="T174" style:family="text">
      <style:text-properties officeooo:rsid="00243caa"/>
    </style:style>
    <style:style style:name="T175" style:family="text">
      <style:text-properties officeooo:rsid="00259119"/>
    </style:style>
    <style:style style:name="T176" style:family="text">
      <style:text-properties officeooo:rsid="0028a065"/>
    </style:style>
    <style:style style:name="T177" style:family="text">
      <style:text-properties officeooo:rsid="002a8284"/>
    </style:style>
    <style:style style:name="T178" style:family="text">
      <style:text-properties style:font-name="Liberation Serif" style:text-underline-style="none" officeooo:rsid="002c8111"/>
    </style:style>
    <style:style style:name="T179" style:family="text">
      <style:text-properties style:font-name="Liberation Serif" style:text-underline-style="none" officeooo:rsid="00331abc"/>
    </style:style>
    <style:style style:name="T180" style:family="text">
      <style:text-properties style:font-name="Liberation Serif" fo:font-style="normal" style:text-underline-style="none" officeooo:rsid="008b060e" style:font-style-asian="normal" style:font-style-complex="normal"/>
    </style:style>
    <style:style style:name="T181" style:family="text">
      <style:text-properties style:font-name="Liberation Serif" fo:font-style="normal" style:text-underline-style="none" officeooo:rsid="00930978" style:font-style-asian="normal" style:font-style-complex="normal"/>
    </style:style>
    <style:style style:name="T182" style:family="text">
      <style:text-properties style:font-name="Liberation Serif" fo:font-style="normal" style:text-underline-style="none" officeooo:rsid="009dbb58" style:font-style-asian="normal" style:font-style-complex="normal"/>
    </style:style>
    <style:style style:name="T183" style:family="text">
      <style:text-properties style:font-name="Liberation Serif" fo:font-style="normal" style:text-underline-style="none" officeooo:rsid="00a19bee" style:font-style-asian="normal" style:font-style-complex="normal"/>
    </style:style>
    <style:style style:name="T184" style:family="text">
      <style:text-properties style:font-name="Liberation Serif" fo:font-style="normal" style:text-underline-style="none" officeooo:rsid="00a2cf05" style:font-style-asian="normal" style:font-style-complex="normal"/>
    </style:style>
    <style:style style:name="T185" style:family="text">
      <style:text-properties style:font-name="Liberation Serif" fo:font-style="normal" style:text-underline-style="none" officeooo:rsid="00a3adb5" style:font-style-asian="normal" style:font-style-complex="normal"/>
    </style:style>
    <style:style style:name="T186" style:family="text">
      <style:text-properties officeooo:rsid="002af50b"/>
    </style:style>
    <style:style style:name="T187" style:family="text">
      <style:text-properties officeooo:rsid="002b7298"/>
    </style:style>
    <style:style style:name="T188" style:family="text">
      <style:text-properties officeooo:rsid="002c8111"/>
    </style:style>
    <style:style style:name="T189" style:family="text">
      <style:text-properties officeooo:rsid="002de456"/>
    </style:style>
    <style:style style:name="T190" style:family="text">
      <style:text-properties officeooo:rsid="002f72ce"/>
    </style:style>
    <style:style style:name="T191" style:family="text">
      <style:text-properties officeooo:rsid="00315376"/>
    </style:style>
    <style:style style:name="T192" style:family="text">
      <style:text-properties officeooo:rsid="00331abc"/>
    </style:style>
    <style:style style:name="T193" style:family="text">
      <style:text-properties officeooo:rsid="00359d51"/>
    </style:style>
    <style:style style:name="T194" style:family="text">
      <style:text-properties officeooo:rsid="00466b32"/>
    </style:style>
    <style:style style:name="T195" style:family="text">
      <style:text-properties officeooo:rsid="0048f116"/>
    </style:style>
    <style:style style:name="T196" style:family="text">
      <style:text-properties officeooo:rsid="00498f04"/>
    </style:style>
    <style:style style:name="T197" style:family="text">
      <style:text-properties officeooo:rsid="004b326a"/>
    </style:style>
    <style:style style:name="T198" style:family="text">
      <style:text-properties officeooo:rsid="004caf9e"/>
    </style:style>
    <style:style style:name="T199" style:family="text">
      <style:text-properties officeooo:rsid="004d0556"/>
    </style:style>
    <style:style style:name="T200" style:family="text">
      <style:text-properties officeooo:rsid="004e53c2"/>
    </style:style>
    <style:style style:name="T201" style:family="text">
      <style:text-properties officeooo:rsid="004f4796"/>
    </style:style>
    <style:style style:name="T202" style:family="text">
      <style:text-properties officeooo:rsid="00501b6b"/>
    </style:style>
    <style:style style:name="T203" style:family="text">
      <style:text-properties officeooo:rsid="005199a8"/>
    </style:style>
    <style:style style:name="T204" style:family="text">
      <style:text-properties officeooo:rsid="005233e3"/>
    </style:style>
    <style:style style:name="T205" style:family="text">
      <style:text-properties officeooo:rsid="0052f55b"/>
    </style:style>
    <style:style style:name="T206" style:family="text">
      <style:text-properties officeooo:rsid="0055ddf8"/>
    </style:style>
    <style:style style:name="T207" style:family="text">
      <style:text-properties officeooo:rsid="00565b61"/>
    </style:style>
    <style:style style:name="T208" style:family="text">
      <style:text-properties officeooo:rsid="00661096"/>
    </style:style>
    <style:style style:name="T209" style:family="text">
      <style:text-properties officeooo:rsid="006c25e8"/>
    </style:style>
    <style:style style:name="T210" style:family="text">
      <style:text-properties officeooo:rsid="006e00d5"/>
    </style:style>
    <style:style style:name="T211" style:family="text">
      <style:text-properties style:text-position="super 58%" fo:font-style="italic" style:text-underline-style="none" style:font-style-asian="italic" style:font-style-complex="italic"/>
    </style:style>
    <style:style style:name="T212" style:family="text">
      <style:text-properties officeooo:rsid="00756a86"/>
    </style:style>
    <style:style style:name="T213" style:family="text">
      <style:text-properties officeooo:rsid="008bc6d8"/>
    </style:style>
    <style:style style:name="T214" style:family="text">
      <style:text-properties officeooo:rsid="008c2eb8"/>
    </style:style>
    <style:style style:name="T215" style:family="text">
      <style:text-properties officeooo:rsid="0094f373"/>
    </style:style>
    <style:style style:name="T216" style:family="text">
      <style:text-properties officeooo:rsid="0096c495"/>
    </style:style>
    <style:style style:name="T217" style:family="text">
      <style:text-properties officeooo:rsid="009fc5a2"/>
    </style:style>
    <style:style style:name="T218" style:family="text">
      <style:text-properties officeooo:rsid="00a19bee"/>
    </style:style>
    <style:style style:name="T219" style:family="text">
      <style:text-properties officeooo:rsid="00bfbb8f"/>
    </style:style>
    <style:style style:name="T220" style:family="text">
      <style:text-properties officeooo:rsid="00ca3360"/>
    </style:style>
    <style:style style:name="T221" style:family="text">
      <style:text-properties officeooo:rsid="00d35bbf"/>
    </style:style>
    <style:style style:name="T222" style:family="text">
      <style:text-properties officeooo:rsid="00d484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0; Basics of Python</text:p>
      <text:p text:style-name="P1"/>
      <text:list xml:id="list3143111525" text:style-name="L1">
        <text:list-item>
          <text:p text:style-name="P3">What is Python?</text:p>
          <text:list>
            <text:list-item>
              <text:p text:style-name="P14">Created in 1990, and named as a homage to Monty Python</text:p>
            </text:list-item>
            <text:list-item>
              <text:p text:style-name="P15"><text:span text:style-name="T11">High-level p</text:span><text:span text:style-name="T1">rogramming language built to be easy to use, portable, and </text:span><text:span text:style-name="T11">extendable</text:span></text:p>
            </text:list-item>
            <text:list-item>
              <text:p text:style-name="P14">Extremely common <text:span text:style-name="T10">in most applications, being used for website management, data science, and education</text:span></text:p>
            </text:list-item>
          </text:list>
        </text:list-item>
        <text:list-item>
          <text:p text:style-name="P4">Installing Python</text:p>
          <text:list>
            <text:list-item>
              <text:p text:style-name="P45"><text:span text:style-name="T165">Note;</text:span> <text:span text:style-name="T169">from here on, code and commands will be shown with the </text:span><text:span text:style-name="T221">following</text:span><text:span text:style-name="T169"> “leads” to denote where they were run or place</text:span><text:span text:style-name="T172">d</text:span><text:span text:style-name="T169">:</text:span></text:p>
              <text:list>
                <text:list-item>
                  <text:p text:style-name="P45">`<text:span text:style-name="T78">$</text:span>`: <text:span text:style-name="T169">Shell commands (for Windows this is `</text:span><text:span text:style-name="T79">cmd</text:span><text:span text:style-name="T169">`, for MacOS/Unix this is `</text:span><text:span text:style-name="T79">bash</text:span><text:span text:style-name="T169">`)</text:span></text:p>
                </text:list-item>
                <text:list-item>
                  <text:p text:style-name="P45">`<text:span text:style-name="T78">&gt;&gt;&gt;</text:span>`: <text:span text:style-name="T169">Python console</text:span></text:p>
                </text:list-item>
                <text:list-item>
                  <text:p text:style-name="P45"><text:s/><text:span text:style-name="T169">`~`: Within a file </text:span><text:span text:style-name="T170">(i.e. </text:span><text:span text:style-name="T171">`</text:span><text:span text:style-name="T80">PythonExample.py</text:span><text:span text:style-name="T171">`</text:span><text:span text:style-name="T170">)</text:span></text:p>
                </text:list-item>
                <text:list-item>
                  <text:p text:style-name="P45"><text:span text:style-name="T193">`</text:span><text:span text:style-name="T81">#</text:span><text:span text:style-name="T193">`: </text:span><text:span text:style-name="T169">The output of our code/script/command</text:span></text:p>
                </text:list-item>
              </text:list>
            </text:list-item>
            <text:list-item>
              <text:p text:style-name="P16">Most Operating Systems <text:span text:style-name="T160">will</text:span> have some version of Python installed <text:span text:style-name="T160">already</text:span>. This can be checked with the following command on your respective command line:</text:p>
              <text:list>
                <text:list-header>
                  <text:p text:style-name="P17"><text:span text:style-name="T121">$ p</text:span><text:span text:style-name="T58">ython -–version</text:span><text:line-break/><text:span text:style-name="T81"># </text:span><text:span text:style-name="T120">Python 3.x.x</text:span></text:p>
                </text:list-header>
              </text:list>
            </text:list-item>
            <text:list-item>
              <text:p text:style-name="P21"><text:span text:style-name="T162">If the prior fails,</text:span> the `<text:span text:style-name="T58">py</text:span>` <text:span text:style-name="T162">command may occasionally be used </text:span>instead</text:p>
              <text:list>
                <text:list-header>
                  <text:p text:style-name="P17"><text:span text:style-name="T121">$ p</text:span><text:span text:style-name="T58">y -–version</text:span><text:line-break/><text:span text:style-name="T81"># </text:span><text:span text:style-name="T120">Python 3.x.x</text:span></text:p>
                </text:list-header>
              </text:list>
            </text:list-item>
            <text:list-item>
              <text:p text:style-name="P16"><text:span text:style-name="T162">If neither of the prior works</text:span><text:span text:style-name="T134">, or </text:span><text:span text:style-name="T162">they report</text:span><text:span text:style-name="T134"> a version below Python 3.0, </text:span><text:span text:style-name="T163">one can install/update </text:span><text:span text:style-name="T134">from </text:span><text:a xlink:type="simple" xlink:href="https://www.python.org/downloads/" text:style-name="Internet_20_link" text:visited-style-name="Visited_20_Internet_20_Link"><text:span text:style-name="T134">here</text:span></text:a><text:span text:style-name="T134"> (we will be using Python 3.</text:span><text:span text:style-name="T162">8</text:span><text:span text:style-name="T134"> for this, but any version above 3.0 will work)</text:span></text:p>
              <text:list>
                <text:list-item>
                  <text:p text:style-name="P22">Note; if you are updating from Python 2, this often means the command `<text:span text:style-name="T58">python3</text:span>` or `<text:span text:style-name="T58">py3</text:span>` must be used to run the newer Python 3.x version of the command<text:span text:style-name="T222">(s)</text:span> below</text:p>
                </text:list-item>
              </text:list>
            </text:list-item>
            <text:list-item>
              <text:p text:style-name="P23">Remember <text:span text:style-name="T173">this command, as it is used to both enter the Python console and run python files (our examples we will be using `</text:span><text:span text:style-name="T123">python</text:span><text:span text:style-name="T173">` </text:span><text:span text:style-name="T175">to represent </text:span><text:span text:style-name="T174">this</text:span><text:span text:style-name="T173">)</text:span></text:p>
            </text:list-item>
          </text:list>
        </text:list-item>
      </text:list>
      <text:p text:style-name="P2"/>
      <text:list xml:id="list4121541186059" text:continue-numbering="true" text:style-name="L1">
        <text:list-item>
          <text:p text:style-name="P57">Running Python</text:p>
          <text:list>
            <text:list-item>
              <text:p text:style-name="P46">Interactive Console: </text:p>
              <text:list>
                <text:list-item>
                  <text:p text:style-name="P82"><text:span text:style-name="T2">Running </text:span><text:span text:style-name="T3">`</text:span><text:span text:style-name="T105">python</text:span><text:span text:style-name="T3">` </text:span><text:span text:style-name="T4">(or your equivalent)</text:span><text:span text:style-name="T3"> </text:span><text:span text:style-name="T2">will </text:span><text:span text:style-name="T5">turn the console into a Python one</text:span></text:p>
                  <text:list>
                    <text:list-header>
                      <text:p text:style-name="P18"><text:span text:style-name="T103">$ </text:span><text:span text:style-name="T119">python<text:line-break/></text:span><text:span text:style-name="T58">&gt;&gt;&gt; </text:span></text:p>
                    </text:list-header>
                  </text:list>
                </text:list-item>
                <text:list-item>
                  <text:p text:style-name="P24">From here, any Python code can be run as if it were a Python file (see ‘Running Python Files’ below)</text:p>
                  <text:list>
                    <text:list-header>
                      <text:p text:style-name="P19"><text:span text:style-name="T103">&gt;&gt;&gt; </text:span><text:span text:style-name="T124">print(“Hello Console!”)</text:span><text:span text:style-name="T103"><text:line-break/></text:span><text:span text:style-name="T81"># </text:span><text:span text:style-name="T103">Hello </text:span><text:span text:style-name="T122">Console</text:span><text:span text:style-name="T103">!</text:span></text:p>
                    </text:list-header>
                  </text:list>
                </text:list-item>
                <text:list-item>
                  <text:p text:style-name="P25">To return to the original console, type `<text:span text:style-name="T58">exit()</text:span>` and hit enter</text:p>
                  <text:list>
                    <text:list-header>
                      <text:p text:style-name="P20"><text:span text:style-name="T58">&gt;&gt;&gt; </text:span><text:span text:style-name="T103">exit()<text:line-break/>$ </text:span><text:span text:style-name="T121">|</text:span></text:p>
                    </text:list-header>
                  </text:list>
                </text:list-item>
                <text:list-item>
                  <text:p text:style-name="P87"><text:span text:style-name="T161">A</text:span>lternatively, the keys CTRL + D can be used</text:p>
                </text:list-item>
              </text:list>
            </text:list-item>
            <text:list-item>
              <text:p text:style-name="P93">From Code within Files:</text:p>
              <text:list>
                <text:list-item>
                  <text:p text:style-name="P88">Most Python files are denoted with the `<text:span text:style-name="T58">.py</text:span>` extension</text:p>
                </text:list-item>
                <text:list-item>
                  <text:p text:style-name="P88">Let’s say we have a file which contains the following text, called `<text:span text:style-name="T58">HelloFile.py</text:span>`</text:p>
                  <text:list>
                    <text:list-header>
                      <text:p text:style-name="P111"><text:span text:style-name="T176">~ </text:span>print(“This statement is <text:span text:style-name="T186">from</text:span> ‘HelloFile.py’!”)</text:p>
                    </text:list-header>
                  </text:list>
                </text:list-item>
                <text:list-item>
                  <text:p text:style-name="P88">We can request the console <text:span text:style-name="T164">to run the Python code in said file </text:span><text:span text:style-name="T177">like so:</text:span></text:p>
                  <text:list>
                    <text:list-header>
                      <text:p text:style-name="P44"><text:span text:style-name="T78">$ python HelloFile.py<text:line-break/></text:span><text:span text:style-name="T81"># </text:span><text:span text:style-name="T83">This statement is </text:span><text:span text:style-name="T84">from</text:span><text:span text:style-name="T83"> ‘HelloFile.py’!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58"><text:span text:style-name="T187">Common</text:span> Structures <text:span text:style-name="T187">and Functions in</text:span> Python</text:p>
          <text:list>
            <text:list-item>
              <text:p text:style-name="P59"><text:span text:style-name="T41">The </text:span><text:span text:style-name="T13">`</text:span><text:span text:style-name="T59">print</text:span><text:span text:style-name="T13">`</text:span><text:span text:style-name="T12"> statement:</text:span></text:p>
              <text:list>
                <text:list-item>
                  <text:p text:style-name="P16">Prints out what is given to it to console, allowing you to view it</text:p>
                </text:list-item>
                <text:list-item>
                  <text:p text:style-name="P16">Done like so: </text:p>
                  <text:list>
                    <text:list-header>
                      <text:p text:style-name="P5"><text:span text:style-name="T59">&gt;&gt;&gt; print(“Hello!”)</text:span><text:span text:style-name="T12"><text:line-break/></text:span><text:span text:style-name="T86"># </text:span><text:span text:style-name="T60">Hello!</text:span></text:p>
                    </text:list-header>
                  </text:list>
                </text:list-item>
              </text:list>
            </text:list-item>
            <text:list-item>
              <text:p text:style-name="P47">Variables</text:p>
              <text:list>
                <text:list-item>
                  <text:p text:style-name="P26">Named containers which can store and manage values within Python</text:p>
                </text:list-item>
                <text:list-item>
                  <text:p text:style-name="P8"><text:span text:style-name="T12">Can be create just by assigning some value to them with `</text:span><text:span text:style-name="T59">=</text:span><text:span text:style-name="T12">`</text:span></text:p>
                  <text:list>
                    <text:list-header>
                      <text:p text:style-name="P116"><text:span text:style-name="T12">&gt;&gt;&gt; foo = 42<text:line-break/>&gt;&gt;&gt; print(foo)<text:line-break/></text:span><text:span text:style-name="T139"># </text:span><text:span text:style-name="T12">42</text:span></text:p>
                    </text:list-header>
                  </text:list>
                </text:list-item>
                <text:list-item>
                  <text:p text:style-name="P27">Already existing variables can have their contents overridden in the same manner</text:p>
                  <text:list>
                    <text:list-header>
                      <text:p text:style-name="P117"><text:span text:style-name="T12">&gt;&gt;&gt; bar = 16<text:line-break/>&gt;&gt;&gt; print(bar)<text:line-break/></text:span><text:span text:style-name="T139"># </text:span><text:span text:style-name="T12">16</text:span></text:p>
                      <text:p text:style-name="P117"><text:span text:style-name="T12">&gt;&gt;&gt; bar = </text:span><text:span text:style-name="T21">591</text:span><text:span text:style-name="T12"><text:line-break/>&gt;&gt;&gt; print(bar)<text:line-break/></text:span><text:span text:style-name="T139"># </text:span><text:span text:style-name="T142">591</text:span></text:p>
                    </text:list-header>
                  </text:list>
                </text:list-item>
                <text:list-item>
                  <text:p text:style-name="P9"><text:span text:style-name="T19">Variables c</text:span><text:span text:style-name="T12">an be name</text:span><text:span text:style-name="T19">d</text:span><text:span text:style-name="T12"> anything, so long as they abide by the following rules</text:span></text:p>
                  <text:list>
                    <text:list-item>
                      <text:p text:style-name="P27">Must consist only of alphabetical characters (A→z), numbers (0→9), and underscores (_)</text:p>
                    </text:list-item>
                    <text:list-item>
                      <text:p text:style-name="P28">Cannot start with a number (0→9)</text:p>
                    </text:list-item>
                    <text:list-item>
                      <text:p text:style-name="P28"><text:span text:style-name="T213">Cannot share a name with anything built into </text:span><text:span text:style-name="T214">Python</text:span><text:span text:style-name="T213"> (`</text:span><text:span text:style-name="T131">if</text:span><text:span text:style-name="T213">`, `</text:span><text:span text:style-name="T131">else</text:span><text:span text:style-name="T213">`, `</text:span><text:span text:style-name="T131">and</text:span><text:span text:style-name="T213">` etc.)</text:span><text:line-break/><text:span text:style-name="T58">&gt;&gt;&gt; _</text:span><text:span text:style-name="T125">vAlIdNaMe</text:span><text:span text:style-name="T58"> = “</text:span><text:span text:style-name="T125">value</text:span><text:span text:style-name="T58">”<text:line-break/>&gt;&gt;&gt; print(_</text:span><text:span text:style-name="T125">vAlIdNaMe</text:span><text:span text:style-name="T58">)<text:line-break/></text:span><text:span text:style-name="T81"># </text:span><text:span text:style-name="T125">value<text:line-break/></text:span><text:span text:style-name="T58">&gt;&gt;&gt; </text:span><text:span text:style-name="T125">42bad_var_name</text:span><text:span text:style-name="T58"> = “</text:span><text:span text:style-name="T125">value</text:span><text:span text:style-name="T58">”<text:line-break/></text:span><text:span text:style-name="T81"># </text:span><text:span text:style-name="T58"><text:s text:c="2"/>File "&lt;stdin&gt;", line 1</text:span></text:p>
                      <text:p text:style-name="P29"><text:span text:style-name="T81"># </text:span><text:span text:style-name="T58"><text:s text:c="4"/>42bad_var_name = “value”</text:span></text:p>
                      <text:p text:style-name="P29"><text:span text:style-name="T81"># </text:span><text:span text:style-name="T58"><text:s text:c="6"/>^</text:span></text:p>
                      <text:p text:style-name="P30"><text:span text:style-name="T81"># </text:span><text:span text:style-name="T58">SyntaxError: invalid syntax<text:line-break/>&gt;&gt;&gt; </text:span><text:span text:style-name="T132">if</text:span><text:span text:style-name="T58"> = “</text:span><text:span text:style-name="T132">else</text:span><text:span text:style-name="T58">”<text:line-break/></text:span><text:span text:style-name="T81"># <text:s text:c="2"/>File "&lt;stdin&gt;", line 1</text:span></text:p>
                      <text:p text:style-name="P30"><text:span text:style-name="T82">#</text:span><text:span text:style-name="T81"> <text:s text:c="4"/>if = "else"</text:span></text:p>
                      <text:p text:style-name="P30"><text:span text:style-name="T82"># </text:span><text:span text:style-name="T81"><text:s text:c="7"/>^</text:span></text:p>
                      <text:p text:style-name="P30"><text:span text:style-name="T82"># </text:span><text:span text:style-name="T81">SyntaxError: invalid syntax</text:span></text:p>
                    </text:list-item>
                  </text:list>
                </text:list-item>
                <text:list-item>
                  <text:p text:style-name="P27">Variable names are case sensitive (variable `<text:span text:style-name="T58">Var</text:span>` will be treated as a distinct container from variable `<text:span text:style-name="T58">var</text:span>`):</text:p>
                  <text:list>
                    <text:list-header>
                      <text:p text:style-name="P118"><text:span text:style-name="T12">&gt;&gt;&gt; </text:span><text:span text:style-name="T20">baz</text:span><text:span text:style-name="T12"> = </text:span><text:span text:style-name="T20">1.3</text:span><text:span text:style-name="T12"><text:line-break/>&gt;&gt;&gt; print(</text:span><text:span text:style-name="T20">bar</text:span><text:span text:style-name="T12">)<text:line-break/></text:span><text:span text:style-name="T139"># </text:span><text:span text:style-name="T140">1.3</text:span></text:p>
                      <text:p text:style-name="P118"><text:soft-page-break/><text:span text:style-name="T12">&gt;&gt;&gt; </text:span><text:span text:style-name="T20">B</text:span><text:span text:style-name="T12">a</text:span><text:span text:style-name="T20">z</text:span><text:span text:style-name="T12"> = </text:span><text:span text:style-name="T20">2.7</text:span><text:span text:style-name="T12"><text:line-break/>&gt;&gt;&gt; print(</text:span><text:span text:style-name="T20">baz</text:span><text:span text:style-name="T12">)<text:line-break/></text:span><text:span text:style-name="T139"># </text:span><text:span text:style-name="T140">1.3<text:line-break/></text:span><text:span text:style-name="T138">&gt;&gt;&gt; print(</text:span><text:span text:style-name="T141">B</text:span><text:span text:style-name="T140">az</text:span><text:span text:style-name="T138">)<text:line-break/></text:span><text:span text:style-name="T139"># </text:span><text:span text:style-name="T140">2.7</text:span></text:p>
                    </text:list-header>
                  </text:list>
                </text:list-item>
                <text:list-item>
                  <text:p text:style-name="P10"><text:span text:style-name="T12">Variables in Python don’t care </text:span><text:span text:style-name="T22">about the type of data they are storing (though </text:span><text:span text:style-name="T136">other programming languages do</text:span><text:span text:style-name="T22">):</text:span></text:p>
                  <text:list>
                    <text:list-header>
                      <text:p text:style-name="P119"><text:span text:style-name="T22">&gt;&gt;&gt; pi = 3.1415<text:line-break/>&gt;&gt;&gt; print(pi)<text:line-break/></text:span><text:span text:style-name="T139">#</text:span><text:span text:style-name="T140"> </text:span><text:span text:style-name="T143">3.1415<text:line-break/>&gt;&gt;&gt; pi = “Apple”<text:line-break/>&gt;&gt;&gt; print(pi)<text:line-break/></text:span><text:span text:style-name="T139">#</text:span><text:span text:style-name="T140"> </text:span><text:span text:style-name="T143">Apple</text:span></text:p>
                    </text:list-header>
                  </text:list>
                </text:list-item>
                <text:list-item>
                  <text:p text:style-name="P96"><text:span text:style-name="T138">Finally, we can delete existing variables if we no longer need them, and want to avoid accidentally referencing them later, with the `</text:span><text:span text:style-name="T85">del</text:span><text:span text:style-name="T138">` statement</text:span></text:p>
                  <text:list>
                    <text:list-header>
                      <text:p text:style-name="P120"><text:span text:style-name="T143">&gt;&gt;&gt; </text:span><text:span text:style-name="T144">useless_var</text:span><text:span text:style-name="T143"> = </text:span><text:span text:style-name="T144">0</text:span><text:span text:style-name="T143"><text:line-break/>&gt;&gt;&gt; print(</text:span><text:span text:style-name="T144">useless_var</text:span><text:span text:style-name="T143">)<text:line-break/></text:span><text:span text:style-name="T139">#</text:span><text:span text:style-name="T140"> </text:span><text:span text:style-name="T144">0</text:span><text:span text:style-name="T143"><text:line-break/>&gt;&gt;&gt; </text:span><text:span text:style-name="T144">del useless_var</text:span><text:span text:style-name="T143"><text:line-break/>&gt;&gt;&gt; print(</text:span><text:span text:style-name="T144">useless_var</text:span><text:span text:style-name="T143">)<text:line-break/></text:span><text:span text:style-name="T139">#</text:span><text:span text:style-name="T140"> </text:span><text:span text:style-name="T143">Traceback (most recent call last):</text:span></text:p>
                      <text:p text:style-name="P120"><text:span text:style-name="T144"># </text:span><text:span text:style-name="T143"><text:s text:c="2"/>File "&lt;stdin&gt;", line 1, in &lt;module&gt;</text:span></text:p>
                      <text:p text:style-name="P120"><text:span text:style-name="T144"># </text:span><text:span text:style-name="T143">NameError: name 'useless_var' is not defined</text:span></text:p>
                    </text:list-header>
                  </text:list>
                </text:list-item>
              </text:list>
            </text:list-item>
            <text:list-item>
              <text:p text:style-name="P60"><text:span text:style-name="T41">Common </text:span><text:span text:style-name="T12">Operators</text:span></text:p>
              <text:list>
                <text:list-item>
                  <text:p text:style-name="P11"><text:span text:style-name="T23">Common </text:span><text:span text:style-name="T24">functions</text:span><text:span text:style-name="T23"> </text:span><text:span text:style-name="T41">are </text:span><text:span text:style-name="T23">assigned to symbols</text:span><text:span text:style-name="T12"> </text:span><text:span text:style-name="T41">in Python, allowing </text:span><text:span text:style-name="T23">them to be </text:span><text:span text:style-name="T12">run </text:span><text:span text:style-name="T15">quickly</text:span><text:span text:style-name="T12">.</text:span></text:p>
                </text:list-item>
                <text:list-item>
                  <text:p text:style-name="P12"><text:span text:style-name="T42">Operators vary </text:span><text:span text:style-name="T12">drastically in application and usage in given contexts. </text:span><text:span text:style-name="T43">We’ll be focusing on the common ones</text:span><text:span text:style-name="T12"> </text:span><text:span text:style-name="T38">for now, </text:span><text:span text:style-name="T43">using simple math to demonstrate their applications</text:span></text:p>
                  <text:list>
                    <text:list-item>
                      <text:p text:style-name="P13"><text:span text:style-name="T38">M</text:span><text:span text:style-name="T12">ore will be introduced later in the course; let me know if any others need to be mentioned here!</text:span></text:p>
                    </text:list-item>
                  </text:list>
                </text:list-item>
                <text:list-item>
                  <text:p text:style-name="P31"><text:span text:style-name="T166">A</text:span><text:span text:style-name="T165">rithmetic operators</text:span> <text:span text:style-name="T188">(run a </text:span><text:span text:style-name="T207">mathematical</text:span><text:span text:style-name="T188"> operation on two entities and return the result)</text:span>:</text:p>
                  <text:list>
                    <text:list-item>
                      <text:p text:style-name="P32">Addition <text:span text:style-name="T192">[+]</text:span></text:p>
                      <text:p text:style-name="P121"><text:span text:style-name="T12">&gt;&gt;&gt; print(</text:span><text:span text:style-name="T14">2 + 3</text:span><text:span text:style-name="T12">)<text:line-break/></text:span><text:span text:style-name="T145"># </text:span><text:span text:style-name="T14">5</text:span></text:p>
                    </text:list-item>
                    <text:list-item>
                      <text:p text:style-name="P121"><text:span text:style-name="T178">Subtraction </text:span><text:span text:style-name="T179">[-]</text:span><text:span text:style-name="T14"><text:line-break/>&gt;&gt;&gt; print(7 – 3)<text:line-break/></text:span><text:span text:style-name="T145"># </text:span><text:span text:style-name="T14">4</text:span></text:p>
                    </text:list-item>
                    <text:list-item>
                      <text:p text:style-name="P121"><text:span text:style-name="T178">Multiplication </text:span><text:span text:style-name="T179">[*]</text:span><text:span text:style-name="T14"><text:line-break/>&gt;&gt;&gt; print(4 * 5)<text:line-break/></text:span><text:span text:style-name="T145"># </text:span><text:span text:style-name="T14">20</text:span></text:p>
                    </text:list-item>
                    <text:list-item>
                      <text:p text:style-name="P121"><text:span text:style-name="T178">Division </text:span><text:span text:style-name="T179">[/]</text:span><text:span text:style-name="T14"><text:line-break/>&gt;&gt;&gt; print(</text:span><text:span text:style-name="T18">3</text:span><text:span text:style-name="T14"> / 2)<text:line-break/></text:span><text:span text:style-name="T145"># </text:span><text:span text:style-name="T18">1.5</text:span></text:p>
                    </text:list-item>
                    <text:list-item>
                      <text:p text:style-name="P89"><text:span text:style-name="T189">Modulus</text:span> <text:span text:style-name="T192">(</text:span><text:span text:style-name="T191">Remainder After Division</text:span><text:span text:style-name="T192">) [%]</text:span></text:p>
                      <text:p text:style-name="P121"><text:soft-page-break/><text:span text:style-name="T14">&gt;&gt;&gt; print(</text:span><text:span text:style-name="T16">11</text:span><text:span text:style-name="T14"> % </text:span><text:span text:style-name="T16">5</text:span><text:span text:style-name="T14">)<text:line-break/></text:span><text:span text:style-name="T145"># </text:span><text:span text:style-name="T16">1</text:span></text:p>
                    </text:list-item>
                    <text:list-item>
                      <text:p text:style-name="P90"><text:span text:style-name="T190">Floor Division</text:span> <text:span text:style-name="T192">(</text:span><text:span text:style-name="T190">Division, Rounded Down</text:span><text:span text:style-name="T192">) [//]</text:span></text:p>
                      <text:p text:style-name="P121"><text:span text:style-name="T14">&gt;&gt;&gt; print(</text:span><text:span text:style-name="T17">10</text:span><text:span text:style-name="T14"> // </text:span><text:span text:style-name="T17">3</text:span><text:span text:style-name="T14">)<text:line-break/></text:span><text:span text:style-name="T145"># </text:span><text:span text:style-name="T17">3</text:span></text:p>
                    </text:list-item>
                    <text:list-item>
                      <text:p text:style-name="P91">Exponentiation (<text:span text:style-name="T192">To Power Of</text:span>) <text:span text:style-name="T192">[**]</text:span></text:p>
                      <text:p text:style-name="P121"><text:span text:style-name="T14">&gt;&gt;&gt; print(5 ** 2)<text:line-break/></text:span><text:span text:style-name="T145"># </text:span><text:span text:style-name="T14">25</text:span></text:p>
                    </text:list-item>
                  </text:list>
                </text:list-item>
                <text:list-item>
                  <text:p text:style-name="P43"><text:span text:style-name="T165">Assignment operators</text:span> (update the contents of a variable in some way):</text:p>
                  <text:list>
                    <text:list-item>
                      <text:p text:style-name="P33"><text:span text:style-name="T194">Assign</text:span> <text:span text:style-name="T192">[</text:span><text:span text:style-name="T194">=</text:span><text:span text:style-name="T192">]</text:span></text:p>
                      <text:p text:style-name="P121"><text:span text:style-name="T12">&gt;&gt;&gt; </text:span><text:span text:style-name="T23">foo = “</text:span><text:span text:style-name="T26">Hello!</text:span><text:span text:style-name="T23">”<text:line-break/>&gt;&gt;&gt; </text:span><text:span text:style-name="T12">print(</text:span><text:span text:style-name="T23">foo</text:span><text:span text:style-name="T12">)<text:line-break/></text:span><text:span text:style-name="T145"># </text:span><text:span text:style-name="T26">Hello!</text:span></text:p>
                    </text:list-item>
                    <text:list-item>
                      <text:p text:style-name="P33"><text:span text:style-name="T194">Add To</text:span> <text:span text:style-name="T192">[</text:span><text:span text:style-name="T194">+=</text:span><text:span text:style-name="T192">]</text:span></text:p>
                      <text:p text:style-name="P121"><text:span text:style-name="T23">&gt;&gt;&gt; foo </text:span><text:span text:style-name="T25">=</text:span><text:span text:style-name="T23"> </text:span><text:span text:style-name="T40">5</text:span><text:span text:style-name="T23"><text:line-break/>&gt;&gt;&gt; foo </text:span><text:span text:style-name="T25">+=</text:span><text:span text:style-name="T23"> </text:span><text:span text:style-name="T40">7</text:span><text:span text:style-name="T23"><text:line-break/>&gt;&gt;&gt; print(foo)<text:line-break/></text:span><text:span text:style-name="T145"># </text:span><text:span text:style-name="T40">12</text:span></text:p>
                    </text:list-item>
                    <text:list-item>
                      <text:p text:style-name="P33"><text:span text:style-name="T195">Subtract From</text:span> <text:span text:style-name="T192">[-</text:span><text:span text:style-name="T194">=</text:span><text:span text:style-name="T192">]</text:span></text:p>
                      <text:p text:style-name="P121"><text:span text:style-name="T23">&gt;&gt;&gt; foo </text:span><text:span text:style-name="T25">=</text:span><text:span text:style-name="T23"> </text:span><text:span text:style-name="T27">12</text:span><text:span text:style-name="T23"><text:line-break/>&gt;&gt;&gt; foo -</text:span><text:span text:style-name="T25">=</text:span><text:span text:style-name="T23"> </text:span><text:span text:style-name="T27">5</text:span><text:span text:style-name="T23"><text:line-break/>&gt;&gt;&gt; print(foo)<text:line-break/></text:span><text:span text:style-name="T145"># </text:span><text:span text:style-name="T27">7</text:span></text:p>
                    </text:list-item>
                    <text:list-item>
                      <text:p text:style-name="P33"><text:span text:style-name="T196">Multiply By</text:span> <text:span text:style-name="T192">[*</text:span><text:span text:style-name="T194">=</text:span><text:span text:style-name="T192">]</text:span></text:p>
                      <text:p text:style-name="P121"><text:span text:style-name="T23">&gt;&gt;&gt; foo </text:span><text:span text:style-name="T25">=</text:span><text:span text:style-name="T23"> </text:span><text:span text:style-name="T28">3</text:span><text:span text:style-name="T23"><text:line-break/>&gt;&gt;&gt; foo *</text:span><text:span text:style-name="T25">=</text:span><text:span text:style-name="T23"> </text:span><text:span text:style-name="T28">4</text:span><text:span text:style-name="T23"><text:line-break/>&gt;&gt;&gt; print(foo)<text:line-break/></text:span><text:span text:style-name="T145"># </text:span><text:span text:style-name="T28">12</text:span></text:p>
                    </text:list-item>
                    <text:list-item>
                      <text:p text:style-name="P33"><text:span text:style-name="T197">Divide</text:span><text:span text:style-name="T196"> By</text:span> <text:span text:style-name="T192">[/</text:span><text:span text:style-name="T194">=</text:span><text:span text:style-name="T192">]</text:span></text:p>
                      <text:p text:style-name="P121"><text:span text:style-name="T23">&gt;&gt;&gt; foo </text:span><text:span text:style-name="T25">=</text:span><text:span text:style-name="T23"> </text:span><text:span text:style-name="T39">3</text:span><text:span text:style-name="T23"><text:line-break/>&gt;&gt;&gt; foo /</text:span><text:span text:style-name="T25">=</text:span><text:span text:style-name="T23"> </text:span><text:span text:style-name="T39">2</text:span><text:span text:style-name="T23"><text:line-break/>&gt;&gt;&gt; print(foo)<text:line-break/></text:span><text:span text:style-name="T145"># </text:span><text:span text:style-name="T39">1.5</text:span></text:p>
                    </text:list-item>
                  </text:list>
                </text:list-item>
                <text:list-item>
                  <text:p text:style-name="P91"><text:span text:style-name="T165">Comparison Operators</text:span> <text:span text:style-name="T198">(check if two entities are related to another in some way)</text:span></text:p>
                  <text:list>
                    <text:list-item>
                      <text:p text:style-name="P34"><text:span text:style-name="T198">Equal</text:span> <text:span text:style-name="T192">[</text:span><text:span text:style-name="T198">==</text:span><text:span text:style-name="T192">]</text:span></text:p>
                      <text:p text:style-name="P121"><text:span text:style-name="T12">&gt;&gt;&gt; print(</text:span><text:span text:style-name="T14">2 </text:span><text:span text:style-name="T29">==</text:span><text:span text:style-name="T14"> </text:span><text:span text:style-name="T29">2</text:span><text:span text:style-name="T12">)<text:line-break/></text:span><text:span text:style-name="T145"># </text:span><text:span text:style-name="T29">True<text:line-break/></text:span><text:span text:style-name="T12">&gt;&gt;&gt; print(</text:span><text:span text:style-name="T14">2 </text:span><text:span text:style-name="T29">==</text:span><text:span text:style-name="T14"> </text:span><text:span text:style-name="T29">3</text:span><text:span text:style-name="T12">)<text:line-break/></text:span><text:span text:style-name="T145"># </text:span><text:span text:style-name="T29">False</text:span></text:p>
                    </text:list-item>
                    <text:list-item>
                      <text:p text:style-name="P35"><text:span text:style-name="T199">Not Equal</text:span> <text:span text:style-name="T192">[!</text:span><text:span text:style-name="T198">=</text:span><text:span text:style-name="T192">]</text:span></text:p>
                      <text:p text:style-name="P121"><text:span text:style-name="T29">&gt;&gt;&gt; print(</text:span><text:span text:style-name="T14">2 !</text:span><text:span text:style-name="T29">=</text:span><text:span text:style-name="T14"> </text:span><text:span text:style-name="T29">2)<text:line-break/></text:span><text:span text:style-name="T145"># </text:span><text:span text:style-name="T29">False<text:line-break/></text:span><text:soft-page-break/><text:span text:style-name="T29">&gt;&gt;&gt; print(</text:span><text:span text:style-name="T14">2 !</text:span><text:span text:style-name="T29">=</text:span><text:span text:style-name="T14"> </text:span><text:span text:style-name="T29">3)<text:line-break/></text:span><text:span text:style-name="T145"># </text:span><text:span text:style-name="T30">True</text:span></text:p>
                    </text:list-item>
                    <text:list-item>
                      <text:p text:style-name="P36"><text:span text:style-name="T200">Greater Than</text:span> <text:span text:style-name="T192">[&gt;]</text:span></text:p>
                      <text:p text:style-name="P121"><text:span text:style-name="T29">&gt;&gt;&gt; print(</text:span><text:span text:style-name="T31">4</text:span><text:span text:style-name="T14"> </text:span><text:span text:style-name="T29">&gt;</text:span><text:span text:style-name="T14"> </text:span><text:span text:style-name="T31">6</text:span><text:span text:style-name="T29">)<text:line-break/></text:span><text:span text:style-name="T145"># </text:span><text:span text:style-name="T29">False<text:line-break/>&gt;&gt;&gt; print(</text:span><text:span text:style-name="T31">6</text:span><text:span text:style-name="T14"> </text:span><text:span text:style-name="T29">&gt;</text:span><text:span text:style-name="T14"> </text:span><text:span text:style-name="T31">4</text:span><text:span text:style-name="T29">)<text:line-break/></text:span><text:span text:style-name="T145"># </text:span><text:span text:style-name="T30">True<text:line-break/></text:span><text:span text:style-name="T29">&gt;&gt;&gt; print(</text:span><text:span text:style-name="T31">6</text:span><text:span text:style-name="T14"> </text:span><text:span text:style-name="T29">&gt;</text:span><text:span text:style-name="T14"> </text:span><text:span text:style-name="T32">6</text:span><text:span text:style-name="T29">)<text:line-break/></text:span><text:span text:style-name="T145"># </text:span><text:span text:style-name="T32">False</text:span></text:p>
                    </text:list-item>
                    <text:list-item>
                      <text:p text:style-name="P37"><text:span text:style-name="T201">Less</text:span><text:span text:style-name="T200"> Than</text:span> <text:span text:style-name="T192">[&lt;]</text:span></text:p>
                      <text:p text:style-name="P121"><text:span text:style-name="T29">&gt;&gt;&gt; print(</text:span><text:span text:style-name="T31">4</text:span><text:span text:style-name="T14"> </text:span><text:span text:style-name="T29">&lt;</text:span><text:span text:style-name="T14"> </text:span><text:span text:style-name="T31">6</text:span><text:span text:style-name="T29">)<text:line-break/></text:span><text:span text:style-name="T145"># </text:span><text:span text:style-name="T32">True</text:span><text:span text:style-name="T29"><text:line-break/>&gt;&gt;&gt; print(</text:span><text:span text:style-name="T31">6</text:span><text:span text:style-name="T14"> </text:span><text:span text:style-name="T29">&lt;</text:span><text:span text:style-name="T14"> </text:span><text:span text:style-name="T31">4</text:span><text:span text:style-name="T29">)<text:line-break/></text:span><text:span text:style-name="T145"># </text:span><text:span text:style-name="T32">False</text:span><text:span text:style-name="T30"><text:line-break/></text:span><text:span text:style-name="T29">&gt;&gt;&gt; print(</text:span><text:span text:style-name="T31">6</text:span><text:span text:style-name="T14"> </text:span><text:span text:style-name="T29">&lt;</text:span><text:span text:style-name="T14"> </text:span><text:span text:style-name="T32">6</text:span><text:span text:style-name="T29">)<text:line-break/></text:span><text:span text:style-name="T145"># </text:span><text:span text:style-name="T32">False</text:span></text:p>
                    </text:list-item>
                    <text:list-item>
                      <text:p text:style-name="P38"><text:span text:style-name="T200">Greater Than</text:span> <text:span text:style-name="T202">or Equal To </text:span><text:span text:style-name="T192">[&gt;</text:span><text:span text:style-name="T202">=</text:span><text:span text:style-name="T192">]</text:span></text:p>
                      <text:p text:style-name="P121"><text:span text:style-name="T29">&gt;&gt;&gt; print(</text:span><text:span text:style-name="T34">1</text:span><text:span text:style-name="T14"> </text:span><text:span text:style-name="T29">&gt;</text:span><text:span text:style-name="T33">=</text:span><text:span text:style-name="T14"> </text:span><text:span text:style-name="T34">7</text:span><text:span text:style-name="T29">)<text:line-break/></text:span><text:span text:style-name="T145"># </text:span><text:span text:style-name="T29">False<text:line-break/>&gt;&gt;&gt; print(</text:span><text:span text:style-name="T34">1</text:span><text:span text:style-name="T14"> </text:span><text:span text:style-name="T29">&gt;</text:span><text:span text:style-name="T33">=</text:span><text:span text:style-name="T14"> </text:span><text:span text:style-name="T34">7</text:span><text:span text:style-name="T29">)<text:line-break/></text:span><text:span text:style-name="T145"># </text:span><text:span text:style-name="T30">True<text:line-break/></text:span><text:span text:style-name="T29">&gt;&gt;&gt; print(</text:span><text:span text:style-name="T34">7</text:span><text:span text:style-name="T14"> </text:span><text:span text:style-name="T29">&gt;</text:span><text:span text:style-name="T33">=</text:span><text:span text:style-name="T14"> </text:span><text:span text:style-name="T34">7</text:span><text:span text:style-name="T29">)<text:line-break/></text:span><text:span text:style-name="T145"># </text:span><text:span text:style-name="T33">True</text:span></text:p>
                    </text:list-item>
                    <text:list-item>
                      <text:p text:style-name="P39"><text:span text:style-name="T203">Less</text:span><text:span text:style-name="T200"> Than</text:span> <text:span text:style-name="T202">or Equal To </text:span><text:span text:style-name="T192">[&lt;</text:span><text:span text:style-name="T202">=</text:span><text:span text:style-name="T192">]</text:span></text:p>
                      <text:p text:style-name="P121"><text:span text:style-name="T29">&gt;&gt;&gt; print(</text:span><text:span text:style-name="T34">1</text:span><text:span text:style-name="T14"> </text:span><text:span text:style-name="T29">&lt;</text:span><text:span text:style-name="T33">=</text:span><text:span text:style-name="T14"> </text:span><text:span text:style-name="T34">7</text:span><text:span text:style-name="T29">)<text:line-break/></text:span><text:span text:style-name="T145"># </text:span><text:span text:style-name="T34">True</text:span><text:span text:style-name="T29"><text:line-break/>&gt;&gt;&gt; print(</text:span><text:span text:style-name="T34">1</text:span><text:span text:style-name="T14"> </text:span><text:span text:style-name="T29">&lt;</text:span><text:span text:style-name="T33">=</text:span><text:span text:style-name="T14"> </text:span><text:span text:style-name="T34">7</text:span><text:span text:style-name="T29">)<text:line-break/></text:span><text:span text:style-name="T145"># </text:span><text:span text:style-name="T34">False</text:span><text:span text:style-name="T30"><text:line-break/></text:span><text:span text:style-name="T29">&gt;&gt;&gt; print(</text:span><text:span text:style-name="T34">7</text:span><text:span text:style-name="T14"> </text:span><text:span text:style-name="T29">&lt;</text:span><text:span text:style-name="T33">=</text:span><text:span text:style-name="T14"> </text:span><text:span text:style-name="T34">7</text:span><text:span text:style-name="T29">)<text:line-break/></text:span><text:span text:style-name="T145"># </text:span><text:span text:style-name="T33">True</text:span></text:p>
                    </text:list-item>
                  </text:list>
                </text:list-item>
                <text:list-item>
                  <text:p text:style-name="P92"><text:span text:style-name="T167">Logical</text:span><text:span text:style-name="T168"> Operators</text:span><text:span text:style-name="T202"> </text:span><text:span text:style-name="T198">(</text:span><text:span text:style-name="T204">represent common logic processes </text:span><text:span text:style-name="T206">for</text:span><text:span text:style-name="T204"> boolean (true/false) statements</text:span><text:span text:style-name="T198">)</text:span></text:p>
                  <text:list>
                    <text:list-item>
                      <text:p text:style-name="P40"><text:span text:style-name="T206">Negate</text:span> <text:span text:style-name="T192">[</text:span><text:span text:style-name="T128">not</text:span><text:span text:style-name="T192">]</text:span></text:p>
                      <text:p text:style-name="P121"><text:span text:style-name="T29">&gt;&gt;&gt; print(</text:span><text:span text:style-name="T37">not </text:span><text:span text:style-name="T35">(</text:span><text:span text:style-name="T14">2 </text:span><text:span text:style-name="T35">==</text:span><text:span text:style-name="T14"> </text:span><text:span text:style-name="T29">2</text:span><text:span text:style-name="T35">)</text:span><text:span text:style-name="T29">)<text:line-break/></text:span><text:span text:style-name="T145"># </text:span><text:span text:style-name="T37">False</text:span><text:span text:style-name="T29"><text:line-break/>&gt;&gt;&gt; print(</text:span><text:span text:style-name="T37">not </text:span><text:span text:style-name="T35">(4 &lt; 3)</text:span><text:span text:style-name="T29">)<text:line-break/></text:span><text:span text:style-name="T145"># </text:span><text:span text:style-name="T36">True</text:span></text:p>
                    </text:list-item>
                    <text:list-item>
                      <text:p text:style-name="P41"><text:span text:style-name="T204">Both</text:span> <text:span text:style-name="T192">[</text:span><text:span text:style-name="T126">and</text:span><text:span text:style-name="T192">]</text:span></text:p>
                      <text:p text:style-name="P121"><text:span text:style-name="T12">&gt;&gt;&gt; print(</text:span><text:span text:style-name="T35">(</text:span><text:span text:style-name="T14">2 </text:span><text:span text:style-name="T35">==</text:span><text:span text:style-name="T14"> </text:span><text:span text:style-name="T29">2</text:span><text:span text:style-name="T35">) and (4 &gt; 3)</text:span><text:span text:style-name="T12">)<text:line-break/></text:span><text:span text:style-name="T145"># </text:span><text:span text:style-name="T29">True<text:line-break/></text:span><text:span text:style-name="T12">&gt;&gt;&gt; print(</text:span><text:span text:style-name="T35">(</text:span><text:span text:style-name="T14">2 </text:span><text:span text:style-name="T35">==</text:span><text:span text:style-name="T14"> </text:span><text:span text:style-name="T29">2</text:span><text:span text:style-name="T35">) and (4 &lt; 3)</text:span><text:span text:style-name="T12">)<text:line-break/></text:span><text:span text:style-name="T145"># </text:span><text:span text:style-name="T29">False<text:line-break/></text:span><text:soft-page-break/><text:span text:style-name="T12">&gt;&gt;&gt; print(</text:span><text:span text:style-name="T35">(</text:span><text:span text:style-name="T14">2 !</text:span><text:span text:style-name="T35">=</text:span><text:span text:style-name="T14"> </text:span><text:span text:style-name="T29">2</text:span><text:span text:style-name="T35">) and (4 &lt; 3)</text:span><text:span text:style-name="T12">)<text:line-break/></text:span><text:span text:style-name="T145"># </text:span><text:span text:style-name="T29">False</text:span></text:p>
                    </text:list-item>
                    <text:list-item>
                      <text:p text:style-name="P42"><text:span text:style-name="T205">Either</text:span> <text:span text:style-name="T192">[</text:span><text:span text:style-name="T127">or</text:span><text:span text:style-name="T192">]</text:span></text:p>
                      <text:p text:style-name="P6"><text:span text:style-name="T62">&gt;&gt;&gt; print(</text:span><text:span text:style-name="T63">(</text:span><text:span text:style-name="T61">2 </text:span><text:span text:style-name="T63">==</text:span><text:span text:style-name="T61"> </text:span><text:span text:style-name="T62">2</text:span><text:span text:style-name="T63">) </text:span><text:span text:style-name="T64">or</text:span><text:span text:style-name="T63"> (4 &gt; 3)</text:span><text:span text:style-name="T62">)<text:line-break/></text:span><text:span text:style-name="T87"># </text:span><text:span text:style-name="T62">True<text:line-break/>&gt;&gt;&gt; print(</text:span><text:span text:style-name="T63">(</text:span><text:span text:style-name="T61">2 </text:span><text:span text:style-name="T63">==</text:span><text:span text:style-name="T61"> </text:span><text:span text:style-name="T62">2</text:span><text:span text:style-name="T63">) </text:span><text:span text:style-name="T64">or</text:span><text:span text:style-name="T63"> (4 &lt; 3)</text:span><text:span text:style-name="T62">)<text:line-break/></text:span><text:span text:style-name="T87"># </text:span><text:span text:style-name="T65">True</text:span><text:span text:style-name="T62"><text:line-break/>&gt;&gt;&gt; print(</text:span><text:span text:style-name="T63">(</text:span><text:span text:style-name="T61">2 !</text:span><text:span text:style-name="T63">=</text:span><text:span text:style-name="T61"> </text:span><text:span text:style-name="T62">2</text:span><text:span text:style-name="T63">) </text:span><text:span text:style-name="T64">or</text:span><text:span text:style-name="T63"> (4 &lt; 3)</text:span><text:span text:style-name="T62">)<text:line-break/></text:span><text:span text:style-name="T66"># </text:span><text:span text:style-name="T62">False</text:span></text:p>
                    </text:list-item>
                  </text:list>
                </text:list-item>
                <text:list-item>
                  <text:p text:style-name="P55">Note: Most of the boolean operators will be summarized in a table, with their outputs given two inputs being presented. One or two code examples will still be shown, though.</text:p>
                </text:list-item>
              </text:list>
            </text:list-item>
            <text:list-item>
              <text:p text:style-name="P48">Strings</text:p>
              <text:list>
                <text:list-item>
                  <text:p text:style-name="P70">Strings are a special kind of variable within Python, as they are actually a collection of alphanumeric characters strung together (hence the name)</text:p>
                  <text:list>
                    <text:list-header>
                      <text:p text:style-name="P79"><text:span text:style-name="T62">&gt;&gt;&gt; </text:span><text:span text:style-name="T66">string_var = “This is a String!”<text:line-break/></text:span><text:span text:style-name="T62">&gt;&gt;&gt; </text:span><text:span text:style-name="T67">print(</text:span><text:span text:style-name="T66">string_var</text:span><text:span text:style-name="T67">)</text:span><text:span text:style-name="T66"><text:line-break/></text:span><text:span text:style-name="T67"># </text:span><text:span text:style-name="T66">This is a String!</text:span></text:p>
                    </text:list-header>
                  </text:list>
                </text:list-item>
                <text:list-item>
                  <text:p text:style-name="P97">Strings can be declared by surrounding text with either `<text:span text:style-name="T58">”</text:span>` or `<text:span text:style-name="T58">'</text:span>`. If you use the former, the string can contain the latter, and vice versa:</text:p>
                  <text:list>
                    <text:list-header>
                      <text:p text:style-name="P103"><text:span text:style-name="T62">&gt;&gt;&gt; </text:span><text:span text:style-name="T67">single_quote</text:span><text:span text:style-name="T66"> = </text:span><text:span text:style-name="T67">'Some poor man once said ”I Love R”'<text:line-break/>&gt;&gt;&gt; print(single_quote)<text:line-break/># Some poor man once said ”I Love R”<text:line-break/></text:span><text:span text:style-name="T62">&gt;&gt;&gt; </text:span><text:span text:style-name="T67">double_quote</text:span><text:span text:style-name="T66"> = “</text:span><text:span text:style-name="T67">The results were </text:span><text:span text:style-name="T68">stated to be </text:span><text:span text:style-name="T67">'disastrous'”<text:line-break/>&gt;&gt;&gt; print(double_quote)<text:line-break/># The results were </text:span><text:span text:style-name="T68">stated to be </text:span><text:span text:style-name="T67">'disastrous'</text:span></text:p>
                    </text:list-header>
                  </text:list>
                </text:list-item>
                <text:list-item>
                  <text:p text:style-name="P98">As they are collections of elements, we <text:span text:style-name="T209">extend the contents of one with the contents of another. </text:span>Within Python, this is quite easy, <text:span text:style-name="T210">simply re-using the addition operator</text:span>:</text:p>
                  <text:list>
                    <text:list-header>
                      <text:p text:style-name="P104"><text:span text:style-name="T62">&gt;&gt;&gt; </text:span><text:span text:style-name="T66">string_1 = “Foo”<text:line-break/></text:span><text:span text:style-name="T62">&gt;&gt;&gt; </text:span><text:span text:style-name="T66">string_2 = “Bar”<text:line-break/>&gt;&gt;&gt; </text:span><text:span text:style-name="T69">full_string = </text:span><text:span text:style-name="T66">string_1 </text:span><text:span text:style-name="T69">+ </text:span><text:span text:style-name="T66">string_</text:span><text:span text:style-name="T69">2</text:span><text:span text:style-name="T66"><text:line-break/></text:span><text:span text:style-name="T62">&gt;&gt;&gt; </text:span><text:span text:style-name="T67">print(</text:span><text:span text:style-name="T69">full_string</text:span><text:span text:style-name="T67">)<text:line-break/># FooBar</text:span></text:p>
                    </text:list-header>
                  </text:list>
                </text:list-item>
                <text:list-item>
                  <text:p text:style-name="P99">Most elements can be converted to strings with the `<text:span text:style-name="T58">str</text:span>` function, allowing them to be appended to other strings as well:</text:p>
                  <text:list>
                    <text:list-header>
                      <text:p text:style-name="P105"><text:span text:style-name="T62">&gt;&gt;&gt; </text:span><text:span text:style-name="T74">string_val</text:span><text:span text:style-name="T66"> = </text:span><text:span text:style-name="T67">'</text:span><text:span text:style-name="T74">Foo</text:span><text:span text:style-name="T67">'<text:line-break/>&gt;&gt;&gt; print(</text:span><text:span text:style-name="T74">string_val + 32</text:span><text:span text:style-name="T67">)<text:line-break/></text:span><text:span text:style-name="T74"># Traceback (most recent call last):</text:span></text:p>
                      <text:p text:style-name="P112"># <text:s text:c="2"/>File "&lt;stdin&gt;", line 1, in &lt;module&gt;</text:p>
                      <text:p text:style-name="P105"><text:span text:style-name="T74"># TypeError: can only concatenate str (not "int") to str<text:line-break/></text:span><text:span text:style-name="T67">&gt;&gt;&gt; print(</text:span><text:span text:style-name="T74">string_val + str(32)</text:span><text:span text:style-name="T67">)<text:line-break/># </text:span><text:span text:style-name="T74">Foo32</text:span></text:p>
                    </text:list-header>
                  </text:list>
                </text:list-item>
                <text:list-item>
                  <text:p text:style-name="P106"><text:soft-page-break/><text:span text:style-name="T49">This can also be done implicitly, and everywhere within a string (rather than just the end)</text:span><text:span text:style-name="T12">, </text:span><text:span text:style-name="T49">using a special type of string called an </text:span><text:span text:style-name="T12">“f-strings”. This is </text:span><text:span text:style-name="T50">made </text:span><text:span text:style-name="T12">by appending `</text:span><text:span text:style-name="T59">f</text:span><text:span text:style-name="T12">` </text:span><text:span text:style-name="T44">to the beginning, and placing the contents we want within the text surrounded by `</text:span><text:span text:style-name="T70">{}</text:span><text:span text:style-name="T44">`:</text:span></text:p>
                  <text:list>
                    <text:list-header>
                      <text:p text:style-name="P113">&gt;&gt;&gt; a = 5<text:line-break/>&gt;&gt;&gt; b = 7<text:line-break/>&gt;&gt;&gt; print(f“The sum of {a} and {b} is {a+b}”)<text:line-break/># The sum of 5 and 7 is 12</text:p>
                    </text:list-header>
                  </text:list>
                </text:list-item>
                <text:list-item>
                  <text:p text:style-name="P107"><text:span text:style-name="T44">F</text:span><text:span text:style-name="T12">inally, we can “select” part</text:span><text:span text:style-name="T46">s</text:span><text:span text:style-name="T12"> of the </text:span><text:span text:style-name="T45">original string </text:span><text:span text:style-name="T46">within Python</text:span></text:p>
                  <text:list>
                    <text:list-item>
                      <text:p text:style-name="P108"><text:span text:style-name="T12">We can request a single character by its index within the string using `</text:span><text:span text:style-name="T59">[n]</text:span><text:span text:style-name="T12">`. </text:span><text:span text:style-name="T135">Note that Python </text:span><text:span text:style-name="T137">treats the first element of a </text:span><text:span text:style-name="T135">collection </text:span><text:span text:style-name="T137">a</text:span><text:span text:style-name="T135">s the 0</text:span><text:span text:style-name="T211">th</text:span><text:span text:style-name="T135"> element</text:span><text:span text:style-name="T12">:</text:span></text:p>
                      <text:list>
                        <text:list-header>
                          <text:p text:style-name="P109"><text:span text:style-name="T71">&gt;&gt;&gt; </text:span><text:span text:style-name="T59">string_val = “This is a String”<text:line-break/>&gt;&gt;&gt; print(string_val[0])<text:line-break/># T<text:line-break/>&gt;&gt;&gt; print(string_val[</text:span><text:span text:style-name="T72">1</text:span><text:span text:style-name="T59">])<text:line-break/># </text:span><text:span text:style-name="T72">h<text:line-break/></text:span><text:span text:style-name="T59">&gt;&gt;&gt; print(string_val[</text:span><text:span text:style-name="T73">10</text:span><text:span text:style-name="T59">])<text:line-break/># </text:span><text:span text:style-name="T73">S</text:span></text:p>
                        </text:list-header>
                      </text:list>
                    </text:list-item>
                    <text:list-item>
                      <text:p text:style-name="P100"><text:span text:style-name="T212">If we want a “slice” of the string instead, the</text:span> `:` operator <text:span text:style-name="T212">can </text:span><text:span text:style-name="T215">grab </text:span>anything before (exclusive), after (inclusive), or in between two <text:span text:style-name="T216">indices </text:span>as well:</text:p>
                      <text:list>
                        <text:list-header>
                          <text:p text:style-name="P101"><text:span text:style-name="T129">&gt;&gt;&gt; </text:span><text:span text:style-name="T58">numbers = “</text:span><text:span text:style-name="T130">0</text:span><text:span text:style-name="T58">123456789_yay”<text:line-break/>&gt;&gt;&gt; print(numbers[:3])<text:line-break/># </text:span><text:span text:style-name="T130">012</text:span><text:span text:style-name="T58"><text:line-break/>&gt;&gt;&gt; print(numbers[5:])<text:line-break/># </text:span><text:span text:style-name="T130">56789</text:span><text:span text:style-name="T58"> yay<text:line-break/>&gt;&gt;&gt; print(numbers[7:1</text:span><text:span text:style-name="T130">1</text:span><text:span text:style-name="T58">])<text:line-break/># </text:span><text:span text:style-name="T130">789_</text:span><text:span text:style-name="T58"><text:line-break/>&gt;&gt;&gt; print(numbers[</text:span><text:span text:style-name="T133">0</text:span><text:span text:style-name="T58">:])<text:line-break/># </text:span><text:span text:style-name="T130">0</text:span><text:span text:style-name="T58">123456789_yay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9">Taking Input from the User <text:span text:style-name="T208">(Command Line)</text:span>:</text:p>
              <text:list>
                <text:list-item>
                  <text:p text:style-name="P56"><text:span text:style-name="T157">We can </text:span><text:span text:style-name="T158">prompt</text:span><text:span text:style-name="T157"> the user </text:span><text:span text:style-name="T158">to</text:span><text:span text:style-name="T157"> provide an input for the program to use with the `</text:span><text:span text:style-name="T102">input</text:span><text:span text:style-name="T157">` command. </text:span><text:span text:style-name="T158">It only requires the message that we want to present to the user, and will then</text:span><text:span text:style-name="T157"> captur</text:span><text:span text:style-name="T158">e the user’s submitted input to be stored within a variable like so</text:span><text:span text:style-name="T157">:</text:span></text:p>
                  <text:list>
                    <text:list-header>
                      <text:p text:style-name="P122"><text:span text:style-name="T157">&gt;&gt;&gt; user_input = input(“Please enter </text:span><text:span text:style-name="T159">a name</text:span><text:span text:style-name="T157">: ”)<text:line-break/># Please enter a number: </text:span><text:span text:style-name="T159">Joe</text:span><text:span text:style-name="T157"><text:line-break/>&gt;&gt;&gt; print(“</text:span><text:span text:style-name="T159">Hello </text:span><text:span text:style-name="T157">” </text:span><text:span text:style-name="T159">+ </text:span><text:span text:style-name="T157">user_input)<text:line-break/># </text:span><text:span text:style-name="T159">Hello Joe</text:span></text:p>
                    </text:list-header>
                  </text:list>
                </text:list-item>
                <text:list-item>
                  <text:p text:style-name="P71">Once the input is captured within a variable, it acts like <text:span text:style-name="T219">a string by default. As such, many operators will not work with it, unless we convert it back to the appropriate type</text:span>:</text:p>
                  <text:list>
                    <text:list-item>
                      <text:p text:style-name="P72">For integers (numbers without decimals), this is done with the `<text:span text:style-name="T58">int</text:span>` command:</text:p>
                    </text:list-item>
                  </text:list>
                </text:list-item>
              </text:list>
            </text:list-item>
          </text:list>
        </text:list-item>
      </text:list>
      <text:list xml:id="list1849958777" text:style-name="L2">
        <text:list-item>
          <text:list>
            <text:list-item>
              <text:list>
                <text:list-item>
                  <text:list>
                    <text:list-header>
                      <text:p text:style-name="P83"><text:span text:style-name="T106">&gt;&gt;&gt; a = input(“Please enter a</text:span><text:span text:style-name="T109">n</text:span><text:span text:style-name="T106"> </text:span><text:span text:style-name="T109">integer</text:span><text:span text:style-name="T106">: ”)<text:line-break/># Please enter a</text:span><text:span text:style-name="T111">n</text:span><text:span text:style-name="T106"> </text:span><text:span text:style-name="T111">integer</text:span><text:span text:style-name="T106">: </text:span><text:span text:style-name="T108">4</text:span><text:span text:style-name="T107"><text:line-break/>&gt;&gt;&gt; print(</text:span><text:span text:style-name="T109">a - 2</text:span><text:span text:style-name="T107">)<text:line-break/></text:span><text:span text:style-name="T106"># </text:span><text:span text:style-name="T108">Traceback (most recent call last):</text:span></text:p>
                      <text:p text:style-name="P83"><text:soft-page-break/><text:span text:style-name="T109"># </text:span><text:span text:style-name="T108"><text:s text:c="2"/>File "&lt;stdin&gt;", line 1, in &lt;module&gt;</text:span></text:p>
                      <text:p text:style-name="P84"><text:span text:style-name="T109"># </text:span><text:span text:style-name="T108">TypeError: unsupported operand type(s) for -: 'str' and 'int'<text:line-break/>&gt;&gt;&gt; </text:span><text:span text:style-name="T110">a = int(a)<text:line-break/></text:span><text:span text:style-name="T107">&gt;&gt;&gt; print(</text:span><text:span text:style-name="T109">a – 2</text:span><text:span text:style-name="T107">)<text:line-break/></text:span><text:span text:style-name="T110"># 2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2654216869" text:style-name="L3">
        <text:list-item>
          <text:list>
            <text:list-item>
              <text:list>
                <text:list-item>
                  <text:list>
                    <text:list-item>
                      <text:p text:style-name="P85"><text:span text:style-name="T7">For </text:span><text:span text:style-name="T8">floating point numbers</text:span><text:span text:style-name="T7"> (numbers </text:span><text:span text:style-name="T8">with </text:span><text:span text:style-name="T7">decimals), this is done with the `</text:span><text:span text:style-name="T118">float</text:span><text:span text:style-name="T7">` command:</text:span></text:p>
                      <text:list>
                        <text:list-header>
                          <text:p text:style-name="P85"><text:span text:style-name="T106">&gt;&gt;&gt; a = input(“Please enter </text:span><text:span text:style-name="T111">with a decimal</text:span><text:span text:style-name="T106">: ”)<text:line-break/># Please enter a number </text:span><text:span text:style-name="T111">with a decimal</text:span><text:span text:style-name="T106">: </text:span><text:span text:style-name="T111">2</text:span><text:span text:style-name="T107">.5<text:line-break/>&gt;&gt;&gt; print(</text:span><text:span text:style-name="T109">a / </text:span><text:span text:style-name="T112">1.3</text:span><text:span text:style-name="T107">)<text:line-break/></text:span><text:span text:style-name="T106"># </text:span><text:span text:style-name="T108">Traceback (most recent call last):<text:line-break/></text:span><text:span text:style-name="T112"># </text:span><text:span text:style-name="T108"><text:s text:c="2"/>File "&lt;stdin&gt;", line 1, in &lt;module&gt;<text:line-break/></text:span><text:span text:style-name="T112"># </text:span><text:span text:style-name="T108">TypeError: unsupported operand type(s) for /: 'str' and 'float' '</text:span><text:span text:style-name="T111">float</text:span><text:span text:style-name="T108">'<text:line-break/>&gt;&gt;&gt; </text:span><text:span text:style-name="T110">a = </text:span><text:span text:style-name="T113">float</text:span><text:span text:style-name="T110">(a)<text:line-break/></text:span><text:span text:style-name="T107">&gt;&gt;&gt; print(</text:span><text:span text:style-name="T109">a / </text:span><text:span text:style-name="T112">1.3</text:span><text:span text:style-name="T107">)<text:line-break/></text:span><text:span text:style-name="T110"># 1.923076923076923</text:span></text:p>
                        </text:list-header>
                      </text:list>
                    </text:list-item>
                    <text:list-item>
                      <text:p text:style-name="P73"><text:span text:style-name="T220">The only exception is boolean</text:span> (True/False, Yes/No etc.) <text:span text:style-name="T220">type data, which is implicitly cast whenever possible:</text:span></text:p>
                      <text:list>
                        <text:list-header>
                          <text:p text:style-name="P86"><text:span text:style-name="T106">&gt;&gt;&gt; a = input(“</text:span><text:span text:style-name="T114">Is your favorite candy licorice (yes/no)</text:span><text:span text:style-name="T106">: ”)<text:line-break/># </text:span><text:span text:style-name="T114">Is your favorite candy licorice (yes/no)</text:span><text:span text:style-name="T106">: </text:span><text:span text:style-name="T114">yes</text:span><text:span text:style-name="T107"><text:line-break/>&gt;&gt;&gt; print(</text:span><text:span text:style-name="T114">f</text:span><text:span text:style-name="T112">“</text:span><text:span text:style-name="T114">It is {not a} </text:span><text:span text:style-name="T115">to say </text:span><text:span text:style-name="T114">you have good taste”</text:span><text:span text:style-name="T107">)<text:line-break/></text:span><text:span text:style-name="T106"># </text:span><text:span text:style-name="T114">It is </text:span><text:span text:style-name="T116">False</text:span><text:span text:style-name="T114"> </text:span><text:span text:style-name="T115">to say </text:span><text:span text:style-name="T114">you have good taste</text:span></text:p>
                        </text:list-header>
                      </text:list>
                    </text:list-item>
                    <text:list-item>
                      <text:p text:style-name="P110"><text:span text:style-name="T6">What if the user submits data that can’t be converted to a string? Python in this situation simply errors out (though we will go into how to get around this in future </text:span><text:span text:style-name="T9">units</text:span><text:span text:style-name="T6">)</text:span></text:p>
                      <text:list>
                        <text:list-header>
                          <text:p text:style-name="P123"><text:span text:style-name="T104">&gt;&gt;&gt; </text:span><text:span text:style-name="T106">a = input(“Please enter a</text:span><text:span text:style-name="T109">n</text:span><text:span text:style-name="T106"> </text:span><text:span text:style-name="T109">integer</text:span><text:span text:style-name="T106">: ”)<text:line-break/></text:span><text:span text:style-name="T117"># </text:span><text:span text:style-name="T106">Please enter a</text:span><text:span text:style-name="T109">n</text:span><text:span text:style-name="T106"> </text:span><text:span text:style-name="T109">integer</text:span><text:span text:style-name="T106">: </text:span><text:span text:style-name="T117">Dog<text:line-break/>&gt;&gt;&gt; a = int(a)<text:line-break/># Traceback (most recent call last):<text:line-break/># <text:s text:c="2"/>File "&lt;stdin&gt;", line 1, in &lt;module&gt;<text:line-break/># ValueError: invalid literal for int() with base 10: 'Dog'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21773817421" text:continue-list="list4121541186059" text:style-name="L1">
        <text:list-item>
          <text:p text:style-name="P61">Putting it all Together</text:p>
          <text:list>
            <text:list-item>
              <text:p text:style-name="P62"><text:span text:style-name="T138">Using what we’ve learned, let’s put together a </text:span><text:span text:style-name="T146">Python </text:span><text:span text:style-name="T138">program which can do the following:</text:span></text:p>
              <text:list>
                <text:list-item>
                  <text:p text:style-name="P74">Greet the user</text:p>
                </text:list-item>
                <text:list-item>
                  <text:p text:style-name="P74">Request the name of the user</text:p>
                </text:list-item>
                <text:list-item>
                  <text:p text:style-name="P75">Request the user submit two numbers</text:p>
                </text:list-item>
                <text:list-item>
                  <text:p text:style-name="P74">Report if the first number is greater than the second number</text:p>
                </text:list-item>
                <text:list-item>
                  <text:p text:style-name="P63"><text:span text:style-name="T138">Calculate the </text:span><text:span text:style-name="T149">following for the two numbers:</text:span><text:span text:style-name="T138"> </text:span></text:p>
                  <text:list>
                    <text:list-item>
                      <text:p text:style-name="P63"><text:span text:style-name="T149">S</text:span><text:span text:style-name="T138">um </text:span></text:p>
                    </text:list-item>
                    <text:list-item>
                      <text:p text:style-name="P63"><text:span text:style-name="T149">D</text:span><text:span text:style-name="T138">ifference </text:span></text:p>
                    </text:list-item>
                    <text:list-item>
                      <text:p text:style-name="P63"><text:span text:style-name="T149">P</text:span><text:span text:style-name="T138">roduct</text:span></text:p>
                    </text:list-item>
                    <text:list-item>
                      <text:p text:style-name="P63"><text:span text:style-name="T149">Q</text:span><text:span text:style-name="T138">uotient </text:span><text:span text:style-name="T149">(rounded down) </text:span></text:p>
                    </text:list-item>
                    <text:list-item>
                      <text:p text:style-name="P63"><text:span text:style-name="T149">Division R</text:span><text:span text:style-name="T138">emainder</text:span></text:p>
                    </text:list-item>
                  </text:list>
                </text:list-item>
                <text:list-item>
                  <text:p text:style-name="P76">Report these calculations to the user</text:p>
                </text:list-item>
                <text:list-item>
                  <text:p text:style-name="P77">Say goodbye to the user by name</text:p>
                </text:list-item>
              </text:list>
            </text:list-item>
            <text:list-item>
              <text:p text:style-name="P74">In most cases, it’s easiest to program something piece by piece, focusing on one element at a time. For this demo, that is what we’ll be doing here, placing all of our code within a file called “MathDemo.py”</text:p>
              <text:list>
                <text:list-item>
                  <text:p text:style-name="P64"><text:span text:style-name="T47">Greet the user</text:span><text:span text:style-name="T12">:</text:span></text:p>
                  <text:list>
                    <text:list-item>
                      <text:p text:style-name="P65"><text:span text:style-name="T138">This </text:span><text:span text:style-name="T147">is nice and </text:span><text:span text:style-name="T138">simple, </text:span><text:span text:style-name="T147">just involving the `</text:span><text:span text:style-name="T88">print</text:span><text:span text:style-name="T147">` function</text:span><text:span text:style-name="T138">:<text:line-break/></text:span><text:span text:style-name="T85">~ print(“Welcome to MathDemo.py”)</text:span></text:p>
                    </text:list-item>
                  </text:list>
                </text:list-item>
                <text:list-item>
                  <text:p text:style-name="P50">Request the name of the user</text:p>
                  <text:list>
                    <text:list-item>
                      <text:p text:style-name="P78">Another simple addition, just using the `<text:span text:style-name="T58">input</text:span>` function and a variable</text:p>
                      <text:p text:style-name="P114">~ user_name = input(“Please enter your name: ”)</text:p>
                    </text:list-item>
                  </text:list>
                </text:list-item>
                <text:list-item>
                  <text:p text:style-name="P52">Request the user submit two numbers</text:p>
                  <text:list>
                    <text:list-item>
                      <text:p text:style-name="P66"><text:span text:style-name="T148">A bit trickier, as we actually need two </text:span><text:span text:style-name="T156">commands</text:span><text:span text:style-name="T148"> here, </text:span><text:span text:style-name="T155">with type parsing</text:span><text:span text:style-name="T138"><text:line-break/></text:span><text:span text:style-name="T85">~ </text:span><text:span text:style-name="T100">a</text:span><text:span text:style-name="T89"> = </text:span><text:span text:style-name="T101">int(</text:span><text:span text:style-name="T88">input(“Please enter </text:span><text:span text:style-name="T89">a</text:span><text:span text:style-name="T101">n integer</text:span><text:span text:style-name="T89"> </text:span><text:span text:style-name="T90">(a)</text:span><text:span text:style-name="T88">: ”)</text:span><text:span text:style-name="T101">)</text:span><text:span text:style-name="T88"><text:line-break/></text:span><text:span text:style-name="T85">~ </text:span><text:span text:style-name="T100">b</text:span><text:span text:style-name="T89"> = </text:span><text:span text:style-name="T101">int(</text:span><text:span text:style-name="T88">input(“Please enter </text:span><text:span text:style-name="T89">another </text:span><text:span text:style-name="T101">integer</text:span><text:span text:style-name="T89"> </text:span><text:span text:style-name="T90">(b)</text:span><text:span text:style-name="T88">: ”)</text:span><text:span text:style-name="T101">)</text:span></text:p>
                    </text:list-item>
                  </text:list>
                </text:list-item>
                <text:list-item>
                  <text:p text:style-name="P51">Report if the first number is greater than the second number</text:p>
                  <text:list>
                    <text:list-item>
                      <text:p text:style-name="P67"><text:span text:style-name="T180">Our first use of a non-assignment operator, </text:span><text:span text:style-name="T181">as well as string conversion </text:span><text:span text:style-name="T182">or f-string</text:span><text:span text:style-name="T88"><text:line-break/>~ </text:span><text:span text:style-name="T90">compared_result = a &gt; b<text:line-break/>~ print(“Is a greater than b? ” + </text:span><text:span text:style-name="T91">str(</text:span><text:span text:style-name="T90">compared_result</text:span><text:span text:style-name="T91">)</text:span><text:span text:style-name="T90">)</text:span></text:p>
                    </text:list-item>
                  </text:list>
                </text:list-item>
                <text:list-item>
                  <text:p text:style-name="P53">Calculate [<text:span text:style-name="T217">the results of </text:span>common mathematical operations] <text:span text:style-name="T218">and report them</text:span></text:p>
                  <text:list>
                    <text:list-item>
                      <text:p text:style-name="P102">There are number of possible solutions to this, so let’s demonstrate a few of them (one per operation):</text:p>
                      <text:list>
                        <text:list-item>
                          <text:p text:style-name="P68"><text:span text:style-name="T183">Sum </text:span><text:span text:style-name="T184">(part by part reconstruction)</text:span><text:span text:style-name="T88"><text:line-break/>~ </text:span><text:span text:style-name="T92">sum_val = a + b<text:line-break/></text:span><text:span text:style-name="T93">~ sum_str = str(a) + “ plus ” + str(b) + “ equals ” + str(sum_val)<text:line-break/>~ print(sum_str)</text:span></text:p>
                        </text:list-item>
                        <text:list-item>
                          <text:p text:style-name="P69"><text:span text:style-name="T183">Difference </text:span><text:span text:style-name="T185">(f-string construction)</text:span><text:span text:style-name="T90"><text:line-break/></text:span><text:span text:style-name="T88">~ </text:span><text:span text:style-name="T93">dif</text:span><text:span text:style-name="T92">_val = a - b<text:line-break/></text:span><text:span text:style-name="T93">~ </text:span><text:span text:style-name="T94">dif</text:span><text:span text:style-name="T93">_str = </text:span><text:span text:style-name="T95">f</text:span><text:span text:style-name="T93">“{a} subtract {b} equals {dif_val}”<text:line-break/>~ print(</text:span><text:span text:style-name="T96">dif</text:span><text:span text:style-name="T93">_str)</text:span></text:p>
                        </text:list-item>
                        <text:list-item>
                          <text:p text:style-name="P94"><text:span text:style-name="T150">P</text:span><text:span text:style-name="T138">roduct (Inline </text:span><text:span text:style-name="T154">f-</text:span><text:span text:style-name="T138">string construction)<text:line-break/></text:span><text:span text:style-name="T88">~ </text:span><text:span text:style-name="T85">prod</text:span><text:span text:style-name="T92">_val = </text:span><text:span text:style-name="T95">a*b</text:span><text:span text:style-name="T92"><text:line-break/></text:span><text:span text:style-name="T93">~ </text:span><text:span text:style-name="T95">print(f“</text:span><text:span text:style-name="T93">{a} </text:span><text:span text:style-name="T95">times</text:span><text:span text:style-name="T93"> {b} equals {</text:span><text:span text:style-name="T97">prod_val</text:span><text:span text:style-name="T93">}</text:span><text:span text:style-name="T95">”)</text:span></text:p>
                        </text:list-item>
                        <text:list-item>
                          <text:p text:style-name="P95"><text:soft-page-break/><text:span text:style-name="T151">Quotient and Remainder</text:span><text:span text:style-name="T138"> (</text:span><text:span text:style-name="T152">Full </text:span><text:span text:style-name="T153">i</text:span><text:span text:style-name="T152">nline</text:span><text:span text:style-name="T138">)<text:line-break/></text:span><text:span text:style-name="T88">~ </text:span><text:span text:style-name="T95">print(f“</text:span><text:span text:style-name="T93">{a} </text:span><text:span text:style-name="T98">divide</text:span><text:span text:style-name="T99"> by</text:span><text:span text:style-name="T93"> {b} equals {</text:span><text:span text:style-name="T98">a // b</text:span><text:span text:style-name="T93">} </text:span><text:span text:style-name="T98">remainder {a % b}</text:span><text:span text:style-name="T95">”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4">Say goodbye to the user by name</text:p>
                  <text:list>
                    <text:list-item>
                      <text:p text:style-name="P80"><text:span text:style-name="T12">Nice and simple wrap up; just a print statement which uses the user’s name:<text:line-break/></text:span><text:span text:style-name="T75">~ print(“</text:span><text:span text:style-name="T76">Goodbye </text:span><text:span text:style-name="T75">” </text:span><text:span text:style-name="T76">+ </text:span><text:span text:style-name="T77">user_name</text:span><text:span text:style-name="T75">)</text:span></text:p>
                    </text:list-item>
                  </text:list>
                </text:list-item>
              </text:list>
            </text:list-item>
            <text:list-item>
              <text:p text:style-name="P81"><text:span text:style-name="T12">Now all we need to do is run it and confirm that it works! </text:span><text:span text:style-name="T48">To do this, open a console within the directory that the file was place and run the following, </text:span><text:span text:style-name="T51">and enjoy our hard work</text:span><text:span text:style-name="T48">:</text:span></text:p>
              <text:list>
                <text:list-header>
                  <text:p text:style-name="P115"><text:span text:style-name="T12">$ python MathDemo.py<text:line-break/></text:span><text:span text:style-name="T52"># </text:span><text:span text:style-name="T47">Welcome to MathDemo.py<text:line-break/></text:span><text:span text:style-name="T53"># </text:span><text:span text:style-name="T12">Please enter your name: </text:span><text:span text:style-name="T53">Joe<text:line-break/># </text:span><text:span text:style-name="T12">Please enter </text:span><text:span text:style-name="T48">a number </text:span><text:span text:style-name="T54">(a)</text:span><text:span text:style-name="T12">: </text:span><text:span text:style-name="T53">13<text:line-break/># </text:span><text:span text:style-name="T12">Please enter </text:span><text:span text:style-name="T48">a</text:span><text:span text:style-name="T53">nother</text:span><text:span text:style-name="T48"> number </text:span><text:span text:style-name="T54">(</text:span><text:span text:style-name="T53">b</text:span><text:span text:style-name="T54">)</text:span><text:span text:style-name="T12">: </text:span><text:span text:style-name="T53">4<text:line-break/></text:span><text:span text:style-name="T57"># </text:span><text:span text:style-name="T54">Is a greater than b? </text:span><text:span text:style-name="T57">True</text:span><text:span text:style-name="T53"><text:line-break/># 13 plus 4 equals 17<text:line-break/># 13 subtract 4 equals 9<text:line-break/># 13 times 4 equals 52<text:line-break/># 13 </text:span><text:span text:style-name="T55">divide by 4 equals 3 remainder 1<text:line-break/></text:span><text:span text:style-name="T53"># </text:span><text:span text:style-name="T56">Goodbye Joe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5:31:26.825801567</meta:creation-date>
    <dc:date>2022-02-17T00:41:20.859207747</dc:date>
    <meta:editing-duration>PT8H28M2S</meta:editing-duration>
    <meta:editing-cycles>189</meta:editing-cycles>
    <meta:generator>LibreOffice/7.2.5.2$Linux_X86_64 LibreOffice_project/499f9727c189e6ef3471021d6132d4c694f357e5</meta:generator>
    <meta:document-statistic meta:table-count="0" meta:image-count="0" meta:object-count="0" meta:page-count="11" meta:paragraph-count="178" meta:word-count="2540" meta:character-count="13232" meta:non-whitespace-character-count="11001"/>
  </office:meta>
</office:document-meta>
</file>